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88000000628D2848364807C25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rie" svg:font-family="Erie"/>
    <style:font-face style:name="Mangal1" svg:font-family="Mangal"/>
    <style:font-face style:name="Tahoma1" svg:font-family="Tahoma"/>
    <style:font-face style:name="Calibri1" svg:font-family="Calibri, Arial" style:font-pitch="variable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Symbol1" svg:font-family="Symbol" style:font-pitch="variable"/>
    <style:font-face style:name="Tahoma2" svg:font-family="Tahoma" style:font-pitch="variable"/>
    <style:font-face style:name="Wingdings1" svg:font-family="Wingdings" style:font-pitch="variable"/>
    <style:font-face style:name="Calibri" svg:font-family="Calibri, Arial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Standard">
      <style:table-properties style:width="17.916cm" fo:margin-left="-0.212cm" style:page-number="auto" table:align="left" style:writing-mode="lr-tb"/>
    </style:style>
    <style:style style:name="Tabela1.A" style:family="table-column">
      <style:table-column-properties style:column-width="1.328cm"/>
    </style:style>
    <style:style style:name="Tabela1.B" style:family="table-column">
      <style:table-column-properties style:column-width="0.459cm"/>
    </style:style>
    <style:style style:name="Tabela1.C" style:family="table-column">
      <style:table-column-properties style:column-width="1.295cm"/>
    </style:style>
    <style:style style:name="Tabela1.D" style:family="table-column">
      <style:table-column-properties style:column-width="3.376cm"/>
    </style:style>
    <style:style style:name="Tabela1.E" style:family="table-column">
      <style:table-column-properties style:column-width="1.378cm"/>
    </style:style>
    <style:style style:name="Tabela1.F" style:family="table-column">
      <style:table-column-properties style:column-width="0.864cm"/>
    </style:style>
    <style:style style:name="Tabela1.G" style:family="table-column">
      <style:table-column-properties style:column-width="0.75cm"/>
    </style:style>
    <style:style style:name="Tabela1.H" style:family="table-column">
      <style:table-column-properties style:column-width="0.09cm"/>
    </style:style>
    <style:style style:name="Tabela1.I" style:family="table-column">
      <style:table-column-properties style:column-width="1.281cm"/>
    </style:style>
    <style:style style:name="Tabela1.J" style:family="table-column">
      <style:table-column-properties style:column-width="1.265cm"/>
    </style:style>
    <style:style style:name="Tabela1.K" style:family="table-column">
      <style:table-column-properties style:column-width="0.866cm"/>
    </style:style>
    <style:style style:name="Tabela1.L" style:family="table-column">
      <style:table-column-properties style:column-width="4.96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ff" fo:padding="0cm" fo:border-left="none" fo:border-right="0.25pt solid #000001" fo:border-top="none" fo:border-bottom="none" style:writing-mode="lr-tb">
        <style:background-image/>
      </style:table-cell-properties>
    </style:style>
    <style:style style:name="Tabela1.A4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ela1.D4" style:family="table-cell">
      <style:table-cell-properties style:vertical-align="top" fo:background-color="#ffffff" fo:padding="0cm" fo:border-left="none" fo:border-right="none" fo:border-top="none" fo:border-bottom="0.5pt dashed #00000a" style:writing-mode="lr-tb">
        <style:background-image/>
      </style:table-cell-properties>
    </style:style>
    <style:style style:name="Tabela1.G4" style:family="table-cell">
      <style:table-cell-properties style:vertical-align="top" fo:background-color="#ffffff" fo:padding="0cm" fo:border-left="0.5pt dashed #00000a" fo:border-right="none" fo:border-top="none" fo:border-bottom="0.5pt dashed #00000a" style:writing-mode="lr-tb">
        <style:background-image/>
      </style:table-cell-properties>
    </style:style>
    <style:style style:name="Tabela1.K4" style:family="table-cell">
      <style:table-cell-properties style:vertical-align="top" fo:background-color="#ffffff" fo:padding="0cm" fo:border-left="none" fo:border-right="0.25pt solid #000001" fo:border-top="none" fo:border-bottom="0.5pt dashed #00000a" style:writing-mode="lr-tb">
        <style:background-image/>
      </style:table-cell-properties>
    </style:style>
    <style:style style:name="Tabela1.A11" style:family="table-cell">
      <style:table-cell-properties style:vertical-align="middle" fo:background-color="#ffffff" fo:padding="0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1.C11" style:family="table-cell">
      <style:table-cell-properties style:vertical-align="middle" fo:background-color="#ffffff" fo:padding="0cm" fo:border-left="none" fo:border-right="none" fo:border-top="0.25pt solid #000001" fo:border-bottom="0.25pt solid #000001" style:writing-mode="lr-tb">
        <style:background-image/>
      </style:table-cell-properties>
    </style:style>
    <style:style style:name="Tabela1.H11" style:family="table-cell">
      <style:table-cell-properties style:vertical-align="top" fo:background-color="#ffffff" fo:padding="0cm" fo:border-left="0.25pt solid #000001" fo:border-right="none" fo:border-top="0.25pt solid #000001" fo:border-bottom="none" style:writing-mode="lr-tb">
        <style:background-image/>
      </style:table-cell-properties>
    </style:style>
    <style:style style:name="Tabela1.L11" style:family="table-cell">
      <style:table-cell-properties style:vertical-align="top" fo:background-color="#ffffff" fo:padding="0cm" fo:border-left="0.25pt solid #000001" fo:border-right="0.25pt solid #000001" fo:border-top="0.25pt solid #000001" fo:border-bottom="none" style:writing-mode="lr-tb">
        <style:background-image/>
      </style:table-cell-properties>
    </style:style>
    <style:style style:name="Tabela1.H12" style:family="table-cell">
      <style:table-cell-properties style:vertical-align="top" fo:background-color="#ffffff" fo:padding="0cm" fo:border-left="0.25pt solid #000001" fo:border-right="none" fo:border-top="none" fo:border-bottom="0.25pt solid #000001" style:writing-mode="lr-tb">
        <style:background-image/>
      </style:table-cell-properties>
    </style:style>
    <style:style style:name="Tabela1.L12" style:family="table-cell">
      <style:table-cell-properties style:vertical-align="top" fo:background-color="#ffffff" fo:padding="0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ela1.13" style:family="table-row">
      <style:table-row-properties style:min-row-height="0.693cm" fo:keep-together="auto"/>
    </style:style>
    <style:style style:name="Tabela1.A13" style:family="table-cell">
      <style:table-cell-properties style:vertical-align="middle" fo:background-color="#ffffff" fo:padding="0cm" fo:border-left="0.25pt solid #000001" fo:border-right="none" fo:border-top="none" fo:border-bottom="0.25pt solid #000001" style:writing-mode="lr-tb">
        <style:background-image/>
      </style:table-cell-properties>
    </style:style>
    <style:style style:name="Tabela1.C13" style:family="table-cell">
      <style:table-cell-properties style:vertical-align="middle" fo:background-color="#ffffff" fo:padding="0cm" fo:border-left="none" fo:border-right="none" fo:border-top="none" fo:border-bottom="0.25pt solid #000001" style:writing-mode="lr-tb">
        <style:background-image/>
      </style:table-cell-properties>
    </style:style>
    <style:style style:name="Tabela1.H13" style:family="table-cell">
      <style:table-cell-properties style:vertical-align="top" fo:background-color="#ffffff" fo:padding="0cm" fo:border-left="0.25pt solid #000001" fo:border-right="0.1pt solid #000000" fo:border-top="0.25pt solid #000001" fo:border-bottom="0.5pt dashed #00000a" style:writing-mode="lr-tb">
        <style:background-image/>
      </style:table-cell-properties>
    </style:style>
    <style:style style:name="Tabela1.14" style:family="table-row">
      <style:table-row-properties style:min-row-height="0.404cm" fo:keep-together="auto"/>
    </style:style>
    <style:style style:name="Tabela1.H14" style:family="table-cell">
      <style:table-cell-properties style:vertical-align="middle" fo:background-color="#ffffff" fo:padding="0cm" fo:border-left="0.25pt solid #000001" fo:border-right="0.1pt solid #000000" fo:border-top="none" fo:border-bottom="0.25pt solid #000001" style:writing-mode="lr-tb">
        <style:background-image/>
      </style:table-cell-properties>
    </style:style>
    <style:style style:name="Tabela2" style:family="table">
      <style:table-properties style:width="17.976cm" fo:margin-left="-0.243cm" table:align="left" style:writing-mode="lr-tb"/>
    </style:style>
    <style:style style:name="Tabela2.A" style:family="table-column">
      <style:table-column-properties style:column-width="3.734cm"/>
    </style:style>
    <style:style style:name="Tabela2.B" style:family="table-column">
      <style:table-column-properties style:column-width="1.476cm"/>
    </style:style>
    <style:style style:name="Tabela2.C" style:family="table-column">
      <style:table-column-properties style:column-width="7.262cm"/>
    </style:style>
    <style:style style:name="Tabela2.D" style:family="table-column">
      <style:table-column-properties style:column-width="1.009cm"/>
    </style:style>
    <style:style style:name="Tabela2.E" style:family="table-column">
      <style:table-column-properties style:column-width="4.4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none" fo:border-bottom="0.5pt solid #000001" style:writing-mode="lr-tb">
        <style:background-image/>
      </style:table-cell-properties>
    </style:style>
    <style:style style:name="Tabela2.2" style:family="table-row">
      <style:table-row-properties style:min-row-height="0.432cm" fo:keep-together="auto"/>
    </style:style>
    <style:style style:name="Tabela2.A2" style:family="table-cell">
      <style:table-cell-properties style:vertical-align="top" fo:background-color="#ffffff" fo:padding-left="0.191cm" fo:padding-right="0.191cm" fo:padding-top="0cm" fo:padding-bottom="0cm" fo:border-left="0.5pt solid #000001" fo:border-right="none" fo:border-top="0.5pt solid #000001" fo:border-bottom="none" style:writing-mode="lr-tb">
        <style:background-image/>
      </style:table-cell-properties>
    </style:style>
    <style:style style:name="Tabela2.B2" style:family="table-cell">
      <style:table-cell-properties style:vertical-align="top" fo:background-color="#ffffff" fo:padding-left="0.191cm" fo:padding-right="0.191cm" fo:padding-top="0cm" fo:padding-bottom="0cm" fo:border-left="none" fo:border-right="none" fo:border-top="0.5pt solid #000001" fo:border-bottom="none" style:writing-mode="lr-tb">
        <style:background-image/>
      </style:table-cell-properties>
    </style:style>
    <style:style style:name="Tabela2.E2" style:family="table-cell">
      <style:table-cell-properties style:vertical-align="top" fo:background-color="#ffffff" fo:padding-left="0.191cm" fo:padding-right="0.191cm" fo:padding-top="0cm" fo:padding-bottom="0cm" fo:border-left="none" fo:border-right="0.5pt solid #000001" fo:border-top="0.5pt solid #000001" fo:border-bottom="none" style:writing-mode="lr-tb">
        <style:background-image/>
      </style:table-cell-properties>
    </style:style>
    <style:style style:name="Tabela2.A3" style:family="table-cell">
      <style:table-cell-properties style:vertical-align="top" fo:background-color="#ffffff" fo:padding-left="0.191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ela2.C3" style:family="table-cell">
      <style:table-cell-properties style:vertical-align="top" fo:background-color="#ffffff" fo:padding-left="0.191cm" fo:padding-right="0.191cm" fo:padding-top="0cm" fo:padding-bottom="0cm" fo:border-left="none" fo:border-right="0.5pt solid #000001" fo:border-top="0.5pt solid #000001" fo:border-bottom="0.5pt solid #000001" style:writing-mode="lr-tb">
        <style:background-image/>
      </style:table-cell-properties>
    </style:style>
    <style:style style:name="Tabela2.A4" style:family="table-cell">
      <style:table-cell-properties style:vertical-align="top" fo:background-color="#ffffff" fo:padding-left="0.182cm" fo:padding-right="0.191cm" fo:padding-top="0cm" fo:padding-bottom="0cm" fo:border="0.5pt solid #000001" style:writing-mode="lr-tb">
        <style:background-image/>
      </style:table-cell-properties>
    </style:style>
    <style:style style:name="Tabela3" style:family="table">
      <style:table-properties style:width="17.976cm" fo:margin-left="-0.243cm" table:align="left" style:writing-mode="lr-tb"/>
    </style:style>
    <style:style style:name="Tabela3.A" style:family="table-column">
      <style:table-column-properties style:column-width="0.967cm"/>
    </style:style>
    <style:style style:name="Tabela3.B" style:family="table-column">
      <style:table-column-properties style:column-width="0.637cm"/>
    </style:style>
    <style:style style:name="Tabela3.C" style:family="table-column">
      <style:table-column-properties style:column-width="16.35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none" fo:border-bottom="0.5pt solid #000001" style:writing-mode="lr-tb">
        <style:background-image/>
      </style:table-cell-properties>
    </style:style>
    <style:style style:name="Tabela3.2" style:family="table-row">
      <style:table-row-properties style:min-row-height="0.432cm" fo:keep-together="auto"/>
    </style:style>
    <style:style style:name="Tabela3.A2" style:family="table-cell">
      <style:table-cell-properties style:vertical-align="top" fo:background-color="#ffffff" fo:padding-left="0.182cm" fo:padding-right="0.191cm" fo:padding-top="0cm" fo:padding-bottom="0cm" fo:border-left="0.5pt solid #000001" fo:border-right="0.5pt solid #000001" fo:border-top="0.5pt solid #000001" fo:border-bottom="none" style:writing-mode="lr-tb">
        <style:background-image/>
      </style:table-cell-properties>
    </style:style>
    <style:style style:name="Tabela3.A3" style:family="table-cell">
      <style:table-cell-properties style:vertical-align="top" fo:background-color="#ffffff" fo:padding-left="0.182cm" fo:padding-right="0.191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ela3.A4" style:family="table-cell">
      <style:table-cell-properties style:vertical-align="top" fo:background-color="#ffffff" fo:padding-left="0.182cm" fo:padding-right="0.191cm" fo:padding-top="0cm" fo:padding-bottom="0cm" fo:border="0.5pt solid #000001" style:writing-mode="lr-tb">
        <style:background-image/>
      </style:table-cell-properties>
    </style:style>
    <style:style style:name="Tabela4" style:family="table">
      <style:table-properties style:width="17.976cm" fo:margin-left="-0.243cm" table:align="left" style:writing-mode="lr-tb"/>
    </style:style>
    <style:style style:name="Tabela4.A" style:family="table-column">
      <style:table-column-properties style:column-width="0.988cm"/>
    </style:style>
    <style:style style:name="Tabela4.B" style:family="table-column">
      <style:table-column-properties style:column-width="0.6cm"/>
    </style:style>
    <style:style style:name="Tabela4.C" style:family="table-column">
      <style:table-column-properties style:column-width="16.37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none" fo:border-bottom="0.5pt solid #000001" style:writing-mode="lr-tb">
        <style:background-image/>
      </style:table-cell-properties>
    </style:style>
    <style:style style:name="Tabela4.2" style:family="table-row">
      <style:table-row-properties style:min-row-height="0.432cm" fo:keep-together="auto"/>
    </style:style>
    <style:style style:name="Tabela4.A2" style:family="table-cell">
      <style:table-cell-properties style:vertical-align="top" fo:background-color="#ffffff" fo:padding-left="0.182cm" fo:padding-right="0.191cm" fo:padding-top="0cm" fo:padding-bottom="0cm" fo:border-left="0.5pt solid #000001" fo:border-right="0.5pt solid #000001" fo:border-top="0.5pt solid #000001" fo:border-bottom="none" style:writing-mode="lr-tb">
        <style:background-image/>
      </style:table-cell-properties>
    </style:style>
    <style:style style:name="Tabela4.A3" style:family="table-cell">
      <style:table-cell-properties style:vertical-align="top" fo:background-color="#ffffff" fo:padding-left="0.182cm" fo:padding-right="0.191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ela4.A4" style:family="table-cell">
      <style:table-cell-properties style:vertical-align="top" fo:background-color="#ffffff" fo:padding-left="0.182cm" fo:padding-right="0.191cm" fo:padding-top="0cm" fo:padding-bottom="0cm" fo:border="0.5pt solid #000001" style:writing-mode="lr-tb">
        <style:background-image/>
      </style:table-cell-properties>
    </style:style>
    <style:style style:name="Tabela5" style:family="table">
      <style:table-properties style:width="17.976cm" fo:margin-left="-0.243cm" fo:break-before="page" table:align="left" style:writing-mode="lr-tb"/>
    </style:style>
    <style:style style:name="Tabela5.A" style:family="table-column">
      <style:table-column-properties style:column-width="0.945cm"/>
    </style:style>
    <style:style style:name="Tabela5.B" style:family="table-column">
      <style:table-column-properties style:column-width="0.609cm"/>
    </style:style>
    <style:style style:name="Tabela5.C" style:family="table-column">
      <style:table-column-properties style:column-width="16.40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none" fo:border-bottom="0.5pt solid #000001" style:writing-mode="lr-tb">
        <style:background-image/>
      </style:table-cell-properties>
    </style:style>
    <style:style style:name="Tabela5.2" style:family="table-row">
      <style:table-row-properties style:min-row-height="0.432cm" fo:keep-together="auto"/>
    </style:style>
    <style:style style:name="Tabela5.A2" style:family="table-cell">
      <style:table-cell-properties style:vertical-align="top" fo:background-color="#ffffff" fo:padding-left="0.182cm" fo:padding-right="0.191cm" fo:padding-top="0cm" fo:padding-bottom="0cm" fo:border-left="0.5pt solid #000001" fo:border-right="0.5pt solid #000001" fo:border-top="0.5pt solid #000001" fo:border-bottom="none" style:writing-mode="lr-tb">
        <style:background-image/>
      </style:table-cell-properties>
    </style:style>
    <style:style style:name="Tabela5.A3" style:family="table-cell">
      <style:table-cell-properties style:vertical-align="top" fo:background-color="#ffffff" fo:padding-left="0.182cm" fo:padding-right="0.191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ela6" style:family="table">
      <style:table-properties style:width="17.842cm" fo:margin-left="-0.243cm" table:align="left" style:writing-mode="lr-tb"/>
    </style:style>
    <style:style style:name="Tabela6.A" style:family="table-column">
      <style:table-column-properties style:column-width="1.603cm"/>
    </style:style>
    <style:style style:name="Tabela6.B" style:family="table-column">
      <style:table-column-properties style:column-width="0.623cm"/>
    </style:style>
    <style:style style:name="Tabela6.C" style:family="table-column">
      <style:table-column-properties style:column-width="4.68cm"/>
    </style:style>
    <style:style style:name="Tabela6.D" style:family="table-column">
      <style:table-column-properties style:column-width="0.813cm"/>
    </style:style>
    <style:style style:name="Tabela6.F" style:family="table-column">
      <style:table-column-properties style:column-width="1.536cm"/>
    </style:style>
    <style:style style:name="Tabela6.G" style:family="table-column">
      <style:table-column-properties style:column-width="3.17cm"/>
    </style:style>
    <style:style style:name="Tabela6.H" style:family="table-column">
      <style:table-column-properties style:column-width="4.58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none" fo:border-bottom="0.5pt solid #000001" style:writing-mode="lr-tb">
        <style:background-image/>
      </style:table-cell-properties>
    </style:style>
    <style:style style:name="Tabela6.A2" style:family="table-cell">
      <style:table-cell-properties style:vertical-align="middle" fo:background-color="#ffffff" fo:padding-left="0.182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ela6.H2" style:family="table-cell">
      <style:table-cell-properties style:vertical-align="top" fo:background-color="#ffffff" fo:padding-left="0.182cm" fo:padding-right="0.191cm" fo:padding-top="0cm" fo:padding-bottom="0cm" fo:border-left="0.5pt solid #000001" fo:border-right="0.5pt solid #000001" fo:border-top="0.5pt solid #000001" fo:border-bottom="none" style:writing-mode="lr-tb">
        <style:background-image/>
      </style:table-cell-properties>
    </style:style>
    <style:style style:name="Tabela6.H3" style:family="table-cell">
      <style:table-cell-properties style:vertical-align="top" fo:background-color="#ffffff" fo:padding-left="0.182cm" fo:padding-right="0.191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ela6.A4" style:family="table-cell">
      <style:table-cell-properties style:vertical-align="top" fo:background-color="#ffffff" fo:padding-left="0.191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ela6.C4" style:family="table-cell">
      <style:table-cell-properties style:vertical-align="middle" fo:background-color="#ffffff" fo:padding-left="0.191cm" fo:padding-right="0.191cm" fo:padding-top="0cm" fo:padding-bottom="0cm" fo:border="0.5pt solid #000001" style:writing-mode="lr-tb">
        <style:background-image/>
      </style:table-cell-properties>
    </style:style>
    <style:style style:name="Tabela6.A7" style:family="table-cell">
      <style:table-cell-properties style:vertical-align="middle" fo:background-color="#ffffff" fo:padding-left="0.182cm" fo:padding-right="0.191cm" fo:padding-top="0cm" fo:padding-bottom="0cm" fo:border-left="0.5pt solid #000001" fo:border-right="none" fo:border-top="0.5pt solid #000001" fo:border-bottom="none" style:writing-mode="lr-tb">
        <style:background-image/>
      </style:table-cell-properties>
    </style:style>
    <style:style style:name="Tabela6.G7" style:family="table-cell">
      <style:table-cell-properties style:vertical-align="top" fo:background-color="#ffffff" fo:padding-left="0.182cm" fo:padding-right="0.191cm" fo:padding-top="0cm" fo:padding-bottom="0cm" fo:border-left="0.5pt solid #000001" fo:border-right="0.5pt solid #000001" fo:border-top="0.5pt dashed #00000a" fo:border-bottom="none" style:writing-mode="lr-tb">
        <style:background-image/>
      </style:table-cell-properties>
    </style:style>
    <style:style style:name="Tabela6.8" style:family="table-row">
      <style:table-row-properties style:min-row-height="0.24cm" fo:keep-together="auto"/>
    </style:style>
    <style:style style:name="Tabela6.A8" style:family="table-cell">
      <style:table-cell-properties style:vertical-align="middle" fo:background-color="#ffffff" fo:padding-left="0.182cm" fo:padding-right="0.191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ela6.G8" style:family="table-cell">
      <style:table-cell-properties style:vertical-align="top" fo:background-color="#ffffff" fo:padding-left="0.182cm" fo:padding-right="0.191cm" fo:padding-top="0cm" fo:padding-bottom="0cm" fo:border-left="0.5pt solid #000001" fo:border-right="0.5pt solid #000001" fo:border-top="none" fo:border-bottom="0.5pt dashed #00000a" style:writing-mode="lr-tb">
        <style:background-image/>
      </style:table-cell-properties>
    </style:style>
    <style:style style:name="Tabela6.9" style:family="table-row">
      <style:table-row-properties style:min-row-height="0.238cm" fo:keep-together="auto"/>
    </style:style>
    <style:style style:name="Tabela6.G9" style:family="table-cell">
      <style:table-cell-properties style:vertical-align="top" fo:background-color="#ffffff" fo:padding-left="0.182cm" fo:padding-right="0.191cm" fo:padding-top="0cm" fo:padding-bottom="0cm" fo:border-left="0.5pt solid #000001" fo:border-right="0.5pt solid #000001" fo:border-top="0.5pt dashed #00000a" fo:border-bottom="0.5pt solid #000001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style:font-name="Arial" fo:font-size="8pt" fo:font-weight="bold" style:font-size-asian="8pt" style:font-weight-asian="bold" style:font-name-complex="Arial" style:font-size-complex="8pt" style:font-weight-complex="bold"/>
    </style:style>
    <style:style style:name="P2" style:family="paragraph" style:parent-style-name="Standard">
      <style:paragraph-properties fo:margin-top="0cm" fo:margin-bottom="0cm" loext:contextual-spacing="false" style:line-height-at-least="0.176cm"/>
    </style:style>
    <style:style style:name="P3" style:family="paragraph" style:parent-style-name="Standard">
      <style:paragraph-properties fo:margin-top="0cm" fo:margin-bottom="0cm" loext:contextual-spacing="false" style:line-height-at-least="0.176cm" fo:text-align="center" style:justify-single-word="false" fo:orphans="0" fo:widows="0"/>
    </style:style>
    <style:style style:name="P4" style:family="paragraph" style:parent-style-name="Standard">
      <style:paragraph-properties fo:margin-top="0cm" fo:margin-bottom="0cm" loext:contextual-spacing="false" style:line-height-at-least="0.176cm" fo:text-align="center" style:justify-single-word="false" fo:orphans="0" fo:widows="0" style:snap-to-layout-grid="false"/>
    </style:style>
    <style:style style:name="P5" style:family="paragraph" style:parent-style-name="Standard">
      <style:paragraph-properties fo:margin-top="0cm" fo:margin-bottom="0cm" loext:contextual-spacing="false" style:line-height-at-least="0.176cm" fo:text-align="justify" style:justify-single-word="false" fo:orphans="0" fo:widows="0"/>
    </style:style>
    <style:style style:name="P6" style:family="paragraph" style:parent-style-name="Standard">
      <style:paragraph-properties fo:margin-top="0cm" fo:margin-bottom="0cm" loext:contextual-spacing="false" style:line-height-at-least="0.176cm" fo:orphans="0" fo:widows="0"/>
      <style:text-properties fo:color="#000000" style:font-name="Times New Roman" fo:font-size="9pt" fo:letter-spacing="-0.014cm" fo:language="pt" fo:country="BR" fo:font-style="italic" fo:font-weight="bold" style:font-size-asian="9pt" style:font-style-asian="italic" style:font-weight-asian="bold" style:font-name-complex="Times New Roman" style:font-size-complex="9pt" style:text-scale="99%"/>
    </style:style>
    <style:style style:name="P7" style:family="paragraph" style:parent-style-name="Standard">
      <style:paragraph-properties fo:margin-top="0cm" fo:margin-bottom="0cm" loext:contextual-spacing="false" fo:line-height="0.43cm" fo:orphans="0" fo:widows="0"/>
      <style:text-properties fo:color="#000000" style:font-name="Arial" fo:language="pt" fo:country="BR" fo:font-weight="bold" style:font-weight-asian="bold" style:font-name-complex="Arial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8pt" fo:language="pt" fo:country="BR" style:font-size-asian="8pt" style:font-name-complex="Arial" style:font-size-complex="8pt" style:font-weight-complex="bold"/>
    </style:style>
    <style:style style:name="P9" style:family="paragraph" style:parent-style-name="Standard">
      <style:paragraph-properties fo:margin-top="0cm" fo:margin-bottom="0cm" loext:contextual-spacing="false" style:line-height-at-least="0cm" fo:orphans="0" fo:widows="0" style:snap-to-layout-grid="false"/>
    </style:style>
    <style:style style:name="P10" style:family="paragraph" style:parent-style-name="Standard">
      <style:paragraph-properties fo:margin-top="0cm" fo:margin-bottom="0cm" loext:contextual-spacing="false" fo:line-height="0.43cm" fo:text-align="center" style:justify-single-word="false" fo:orphans="0" fo:widows="0" style:snap-to-layout-grid="false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snap-to-layout-grid="false">
        <style:tab-stops>
          <style:tab-stop style:position="19.362cm"/>
        </style:tab-stops>
      </style:paragraph-properties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</style:style>
    <style:style style:name="P13" style:family="paragraph" style:parent-style-name="Standard">
      <style:paragraph-properties fo:margin-left="0cm" fo:margin-right="-0.035cm" fo:margin-top="0cm" fo:margin-bottom="0cm" loext:contextual-spacing="false" fo:line-height="0.43cm" fo:text-align="center" style:justify-single-word="false" fo:orphans="0" fo:widows="0" fo:text-indent="0cm" style:auto-text-indent="false"/>
    </style:style>
    <style:style style:name="P14" style:family="paragraph" style:parent-style-name="Standard">
      <style:paragraph-properties fo:margin-left="0cm" fo:margin-right="-0.035cm" fo:margin-top="0cm" fo:margin-bottom="0cm" loext:contextual-spacing="false" fo:line-height="0.43cm" fo:text-align="center" style:justify-single-word="false" fo:orphans="0" fo:widows="0" fo:text-indent="0cm" style:auto-text-indent="false" style:snap-to-layout-grid="false"/>
    </style:style>
    <style:style style:name="P15" style:family="paragraph" style:parent-style-name="Standard">
      <style:paragraph-properties fo:margin-left="0cm" fo:margin-right="-0.035cm" fo:margin-top="0cm" fo:margin-bottom="0cm" loext:contextual-spacing="false" fo:line-height="0.43cm" fo:orphans="0" fo:widows="0" fo:text-indent="0cm" style:auto-text-indent="false"/>
    </style:style>
    <style:style style:name="P16" style:family="paragraph" style:parent-style-name="Standard">
      <style:paragraph-properties fo:margin-left="0cm" fo:margin-right="-0.035cm" fo:margin-top="0cm" fo:margin-bottom="0cm" loext:contextual-spacing="false" fo:line-height="0.43cm" fo:orphans="0" fo:widows="0" fo:text-indent="0cm" style:auto-text-indent="false" style:snap-to-layout-grid="false"/>
    </style:style>
    <style:style style:name="P17" style:family="paragraph" style:parent-style-name="Standard">
      <style:paragraph-properties fo:margin-left="0cm" fo:margin-right="-0.035cm" fo:margin-top="0cm" fo:margin-bottom="0cm" loext:contextual-spacing="false" fo:line-height="0.43cm" fo:text-align="center" style:justify-single-word="false" fo:orphans="0" fo:widows="0" fo:text-indent="0cm" style:auto-text-indent="false"/>
      <style:text-properties fo:color="#000000" style:font-name="Arial" fo:font-size="12pt" fo:letter-spacing="0.002cm" fo:language="pt" fo:country="BR" fo:font-weight="bold" style:font-size-asian="12pt" style:font-weight-asian="bold" style:font-name-complex="Arial" style:font-size-complex="12pt" style:font-weight-complex="bold" style:text-scale="99%"/>
    </style:style>
    <style:style style:name="P18" style:family="paragraph" style:parent-style-name="Standard">
      <style:paragraph-properties fo:margin-left="0cm" fo:margin-right="-0.035cm" fo:margin-top="0cm" fo:margin-bottom="0cm" loext:contextual-spacing="false" fo:line-height="0.43cm" fo:orphans="0" fo:widows="0" fo:text-indent="0cm" style:auto-text-indent="false"/>
      <style:text-properties fo:color="#000000" style:font-name="Arial" fo:language="pt" fo:country="BR" fo:font-weight="bold" style:font-weight-asian="bold" style:font-name-complex="Arial" style:font-weight-complex="bold"/>
    </style:style>
    <style:style style:name="P19" style:family="paragraph" style:parent-style-name="Standard">
      <style:paragraph-properties fo:margin-left="0cm" fo:margin-right="-0.035cm" fo:margin-top="0.109cm" fo:margin-bottom="0cm" loext:contextual-spacing="false" fo:line-height="100%" fo:text-align="center" style:justify-single-word="false" fo:orphans="0" fo:widows="0" fo:text-indent="0cm" style:auto-text-indent="false"/>
      <style:text-properties fo:color="#000000" style:font-name="Arial" fo:language="pt" fo:country="BR" style:font-name-complex="Arial" style:text-scale="99%"/>
    </style:style>
    <style:style style:name="P20" style:family="paragraph" style:parent-style-name="Standard">
      <style:paragraph-properties fo:margin-left="0cm" fo:margin-right="-0.035cm" fo:margin-top="0.109cm" fo:margin-bottom="0cm" loext:contextual-spacing="false" fo:line-height="100%" fo:text-align="end" style:justify-single-word="false" fo:orphans="0" fo:widows="0" fo:text-indent="0cm" style:auto-text-indent="false"/>
      <style:text-properties fo:color="#000000" style:font-name="Arial" fo:language="pt" fo:country="BR" style:font-name-complex="Arial" style:text-scale="99%"/>
    </style:style>
    <style:style style:name="P21" style:family="paragraph" style:parent-style-name="Standard">
      <style:paragraph-properties fo:margin-left="0cm" fo:margin-right="-0.035cm" fo:margin-top="0.106cm" fo:margin-bottom="0cm" loext:contextual-spacing="false" fo:line-height="0.43cm" fo:text-align="center" style:justify-single-word="false" fo:orphans="0" fo:widows="0" fo:text-indent="0cm" style:auto-text-indent="false"/>
      <style:text-properties fo:color="#000000" style:font-name="Arial" fo:language="pt" fo:country="BR" style:font-name-complex="Arial" style:text-scale="99%"/>
    </style:style>
    <style:style style:name="P22" style:family="paragraph" style:parent-style-name="Standard">
      <style:paragraph-properties fo:margin-left="0cm" fo:margin-right="-0.035cm" fo:margin-top="0.106cm" fo:margin-bottom="0.106cm" loext:contextual-spacing="false" fo:line-height="0.43cm" fo:orphans="0" fo:widows="0" fo:text-indent="0cm" style:auto-text-indent="false" style:snap-to-layout-grid="false"/>
    </style:style>
    <style:style style:name="P23" style:family="paragraph" style:parent-style-name="Standard">
      <style:paragraph-properties fo:margin-left="0cm" fo:margin-right="-0.035cm" fo:margin-top="0.106cm" fo:margin-bottom="0.106cm" loext:contextual-spacing="false" fo:line-height="0.43cm" fo:orphans="0" fo:widows="0" fo:text-indent="0cm" style:auto-text-indent="false"/>
      <style:text-properties fo:color="#000000" style:font-name="Arial" fo:letter-spacing="0.002cm" fo:language="pt" fo:country="BR" style:font-name-complex="Arial" style:font-weight-complex="bold" style:text-scale="99%"/>
    </style:style>
    <style:style style:name="P24" style:family="paragraph" style:parent-style-name="Standard">
      <style:paragraph-properties fo:margin-left="0cm" fo:margin-right="-0.035cm" fo:margin-top="0.005cm" fo:margin-bottom="0cm" loext:contextual-spacing="false" style:line-height-at-least="0.176cm" fo:orphans="0" fo:widows="0" fo:text-indent="0cm" style:auto-text-indent="false">
        <style:tab-stops>
          <style:tab-stop style:position="8.717cm"/>
        </style:tab-stops>
      </style:paragraph-properties>
    </style:style>
    <style:style style:name="P25" style:family="paragraph" style:parent-style-name="Standard">
      <style:paragraph-properties fo:margin-left="0cm" fo:margin-right="-0.035cm" fo:margin-top="0.005cm" fo:margin-bottom="0cm" loext:contextual-spacing="false" style:line-height-at-least="0.176cm" fo:orphans="0" fo:widows="0" fo:text-indent="0cm" style:auto-text-indent="false">
        <style:tab-stops>
          <style:tab-stop style:position="8.717cm"/>
        </style:tab-stops>
      </style:paragraph-properties>
      <style:text-properties fo:color="#000000" style:font-name="Arial" fo:language="pt" fo:country="BR" style:font-name-complex="Arial" style:text-scale="99%"/>
    </style:style>
    <style:style style:name="P26" style:family="paragraph" style:parent-style-name="Standard">
      <style:paragraph-properties fo:margin-top="0.109cm" fo:margin-bottom="0cm" loext:contextual-spacing="false" fo:line-height="100%" fo:orphans="0" fo:widows="0" style:snap-to-layout-grid="false"/>
    </style:style>
    <style:style style:name="P27" style:family="paragraph" style:parent-style-name="Standard">
      <style:paragraph-properties fo:margin-top="0.109cm" fo:margin-bottom="0cm" loext:contextual-spacing="false" fo:line-height="100%" fo:text-align="center" style:justify-single-word="false" fo:orphans="0" fo:widows="0" style:snap-to-layout-grid="false"/>
    </style:style>
    <style:style style:name="P28" style:family="paragraph" style:parent-style-name="Standard">
      <style:paragraph-properties fo:margin-left="0cm" fo:margin-right="0cm" fo:margin-top="0.109cm" fo:margin-bottom="0cm" loext:contextual-spacing="false" fo:line-height="100%" fo:orphans="0" fo:widows="0" fo:text-indent="0cm" style:auto-text-indent="false" style:snap-to-layout-grid="false"/>
    </style:style>
    <style:style style:name="P29" style:family="paragraph" style:parent-style-name="Standard">
      <style:paragraph-properties fo:margin-left="0cm" fo:margin-right="0cm" fo:margin-top="0.212cm" fo:margin-bottom="0cm" loext:contextual-spacing="false" style:line-height-at-least="0.176cm" fo:text-align="start" style:justify-single-word="false" fo:orphans="0" fo:widows="0" fo:text-indent="0cm" style:auto-text-indent="false" style:snap-to-layout-grid="false"/>
    </style:style>
    <style:style style:name="P30" style:family="paragraph" style:parent-style-name="Standard">
      <style:paragraph-properties fo:margin-top="0.106cm" fo:margin-bottom="0cm" loext:contextual-spacing="false" style:line-height-at-least="0.176cm" fo:orphans="0" fo:widows="0"/>
      <style:text-properties fo:color="#000000" style:font-name="Arial" fo:letter-spacing="0.002cm" fo:language="pt" fo:country="BR" fo:font-weight="bold" style:font-name-asian="Arial" style:font-weight-asian="bold" style:font-name-complex="Arial" style:font-weight-complex="bold" style:text-scale="99%"/>
    </style:style>
    <style:style style:name="P31" style:family="paragraph" style:parent-style-name="Standard">
      <style:paragraph-properties fo:margin-top="0.212cm" fo:margin-bottom="0cm" loext:contextual-spacing="false" style:line-height-at-least="0.176cm" fo:text-align="justify" style:justify-single-word="false" fo:orphans="0" fo:widows="0"/>
      <style:text-properties fo:color="#000000" style:font-name="Arial" fo:language="pt" fo:country="BR" style:font-name-complex="Arial" style:text-scale="99%"/>
    </style:style>
    <style:style style:name="P32" style:family="paragraph" style:parent-style-name="Standard">
      <style:paragraph-properties fo:margin-top="0.212cm" fo:margin-bottom="0cm" loext:contextual-spacing="false" style:line-height-at-least="0.176cm" fo:orphans="0" fo:widows="0" style:snap-to-layout-grid="false"/>
    </style:style>
    <style:style style:name="P33" style:family="paragraph" style:parent-style-name="Standard">
      <style:paragraph-properties fo:margin-left="0.199cm" fo:margin-right="0cm" fo:margin-top="0cm" fo:margin-bottom="0cm" loext:contextual-spacing="false" fo:line-height="0.43cm" fo:orphans="0" fo:widows="0" fo:text-indent="0cm" style:auto-text-indent="false"/>
      <style:text-properties fo:color="#000000" style:font-name="Arial" fo:letter-spacing="0.002cm" fo:language="pt" fo:country="BR" style:font-name-complex="Arial" style:font-weight-complex="bold" style:text-scale="99%"/>
    </style:style>
    <style:style style:name="P34" style:family="paragraph" style:parent-style-name="Standard">
      <style:paragraph-properties fo:margin-left="0.086cm" fo:margin-right="-0.035cm" fo:margin-top="0.053cm" fo:margin-bottom="0cm" loext:contextual-spacing="false" style:line-height-at-least="0.176cm" fo:orphans="0" fo:widows="0" fo:text-indent="0cm" style:auto-text-indent="false"/>
      <style:text-properties fo:color="#000000" style:font-name="Arial" fo:language="pt" fo:country="BR" style:font-name-complex="Arial" style:text-scale="99%"/>
    </style:style>
    <style:style style:name="P35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 fo:hyphenation-ladder-count="no-limit" style:snap-to-layout-grid="false" style:writing-mode="lr-tb"/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top="0.106cm" fo:margin-bottom="0.106cm" loext:contextual-spacing="false" style:line-height-at-least="0.176cm" fo:orphans="0" fo:widows="0" style:snap-to-layout-grid="false"/>
    </style:style>
    <style:style style:name="P37" style:family="paragraph" style:parent-style-name="Standard">
      <style:paragraph-properties fo:margin-left="0cm" fo:margin-right="-0.041cm" fo:margin-top="0.212cm" fo:margin-bottom="0cm" loext:contextual-spacing="false" fo:line-height="0.43cm" fo:orphans="0" fo:widows="0" fo:text-indent="0cm" style:auto-text-indent="false"/>
    </style:style>
    <style:style style:name="P38" style:family="paragraph" style:parent-style-name="Standard">
      <style:paragraph-properties fo:margin-left="0cm" fo:margin-right="-0.041cm" fo:margin-top="0.212cm" fo:margin-bottom="0cm" loext:contextual-spacing="false" fo:line-height="0.43cm" fo:text-align="center" style:justify-single-word="false" fo:orphans="0" fo:widows="0" fo:text-indent="0cm" style:auto-text-indent="false"/>
    </style:style>
    <style:style style:name="P39" style:family="paragraph" style:parent-style-name="Standard">
      <style:paragraph-properties fo:margin-left="0cm" fo:margin-right="-0.041cm" fo:margin-top="0.212cm" fo:margin-bottom="0cm" loext:contextual-spacing="false" fo:line-height="0.43cm" fo:orphans="0" fo:widows="0" fo:text-indent="0cm" style:auto-text-indent="false"/>
      <style:text-properties fo:color="#000000" style:font-name="Arial" fo:language="pt" fo:country="BR" style:font-name-complex="Arial" style:font-weight-complex="bold"/>
    </style:style>
    <style:style style:name="P40" style:family="paragraph" style:parent-style-name="Standard">
      <style:paragraph-properties fo:margin-left="0cm" fo:margin-right="-0.041cm" fo:margin-top="0.212cm" fo:margin-bottom="0cm" loext:contextual-spacing="false" fo:line-height="0.43cm" fo:text-align="center" style:justify-single-word="false" fo:orphans="0" fo:widows="0" fo:text-indent="0cm" style:auto-text-indent="false"/>
      <style:text-properties fo:color="#000000" style:font-name="Arial" fo:letter-spacing="0.002cm" fo:language="pt" fo:country="BR" style:font-name-complex="Arial" style:font-weight-complex="bold" style:text-scale="99%"/>
    </style:style>
    <style:style style:name="P41" style:family="paragraph" style:parent-style-name="Standard">
      <style:paragraph-properties fo:margin-top="0.03cm" fo:margin-bottom="0cm" loext:contextual-spacing="false" fo:line-height="0.423cm" fo:orphans="0" fo:widows="0"/>
    </style:style>
    <style:style style:name="P42" style:family="paragraph" style:parent-style-name="Standard">
      <style:paragraph-properties fo:margin-left="0.22cm" fo:margin-right="-0.34cm" fo:margin-top="0cm" fo:margin-bottom="0.106cm" loext:contextual-spacing="false" fo:line-height="0.39cm" fo:orphans="0" fo:widows="0" fo:text-indent="0cm" style:auto-text-indent="false">
        <style:tab-stops>
          <style:tab-stop style:position="19.803cm"/>
        </style:tab-stops>
      </style:paragraph-properties>
    </style:style>
    <style:style style:name="P43" style:family="paragraph" style:parent-style-name="Standard">
      <style:paragraph-properties fo:margin-left="0.33cm" fo:margin-right="0cm" fo:margin-top="0.212cm" fo:margin-bottom="0cm" loext:contextual-spacing="false" fo:line-height="0.43cm" fo:orphans="0" fo:widows="0" fo:text-indent="-0.33cm" style:auto-text-indent="false"/>
    </style:style>
    <style:style style:name="P44" style:family="paragraph" style:parent-style-name="Standard">
      <style:paragraph-properties fo:margin-left="0.33cm" fo:margin-right="0cm" fo:margin-top="0.212cm" fo:margin-bottom="0cm" loext:contextual-spacing="false" fo:line-height="0.43cm" fo:orphans="0" fo:widows="0" fo:text-indent="-0.33cm" style:auto-text-indent="false"/>
      <style:text-properties fo:color="#000000" style:font-name="Arial" fo:language="pt" fo:country="BR" style:font-name-complex="Arial"/>
    </style:style>
    <style:style style:name="P45" style:family="paragraph" style:parent-style-name="Standard">
      <style:paragraph-properties fo:margin-left="0cm" fo:margin-right="0cm" fo:margin-top="0.212cm" fo:margin-bottom="0cm" loext:contextual-spacing="false" style:line-height-at-least="0.176cm" fo:orphans="0" fo:widows="0" fo:text-indent="0.501cm" style:auto-text-indent="false" style:snap-to-layout-grid="false"/>
    </style:style>
    <style:style style:name="P46" style:family="paragraph" style:parent-style-name="Standard">
      <style:paragraph-properties fo:margin-left="0cm" fo:margin-right="-0.34cm" fo:margin-top="0cm" fo:margin-bottom="0.106cm" loext:contextual-spacing="false" fo:line-height="0.39cm" fo:orphans="0" fo:widows="0" fo:text-indent="0cm" style:auto-text-indent="false" style:snap-to-layout-grid="false">
        <style:tab-stops>
          <style:tab-stop style:position="19.362cm"/>
        </style:tab-stops>
      </style:paragraph-properties>
    </style:style>
    <style:style style:name="P47" style:family="paragraph" style:parent-style-name="Standard">
      <style:paragraph-properties fo:margin-left="0cm" fo:margin-right="-0.34cm" fo:margin-top="0cm" fo:margin-bottom="0.106cm" loext:contextual-spacing="false" fo:line-height="0.39cm" fo:orphans="0" fo:widows="0" fo:text-indent="0cm" style:auto-text-indent="false">
        <style:tab-stops>
          <style:tab-stop style:position="19.362cm"/>
        </style:tab-stops>
      </style:paragraph-properties>
      <style:text-properties fo:color="#000000" style:font-name="Arial" fo:language="pt" fo:country="BR" fo:font-weight="bold" style:font-weight-asian="bold" style:font-name-complex="Arial" style:font-weight-complex="bold"/>
    </style:style>
    <style:style style:name="P48" style:family="paragraph" style:parent-style-name="Standard">
      <style:paragraph-properties fo:margin-left="0cm" fo:margin-right="-0.34cm" fo:margin-top="0.212cm" fo:margin-bottom="0.212cm" loext:contextual-spacing="false" fo:line-height="0.39cm" fo:orphans="0" fo:widows="0" fo:text-indent="0cm" style:auto-text-indent="false">
        <style:tab-stops>
          <style:tab-stop style:position="19.362cm"/>
        </style:tab-stops>
      </style:paragraph-properties>
      <style:text-properties fo:color="#000000" style:font-name="Arial" fo:language="pt" fo:country="BR" style:font-name-complex="Arial" style:text-scale="99%"/>
    </style:style>
    <style:style style:name="P49" style:family="paragraph" style:parent-style-name="Standard">
      <style:paragraph-properties fo:margin-left="0cm" fo:margin-right="0.199cm" fo:margin-top="0.005cm" fo:margin-bottom="0cm" loext:contextual-spacing="false" style:line-height-at-least="0.176cm" fo:orphans="0" fo:widows="0" fo:text-indent="0cm" style:auto-text-indent="false" style:snap-to-layout-grid="false">
        <style:tab-stops>
          <style:tab-stop style:position="8.717cm"/>
        </style:tab-stops>
      </style:paragraph-properties>
    </style:style>
    <style:style style:name="P50" style:family="paragraph" style:parent-style-name="Standard">
      <style:paragraph-properties fo:margin-left="0.4cm" fo:margin-right="0.199cm" fo:margin-top="0.106cm" fo:margin-bottom="0cm" loext:contextual-spacing="false" style:line-height-at-least="0.176cm" fo:orphans="0" fo:widows="0" fo:text-indent="0cm" style:auto-text-indent="false" style:snap-to-layout-grid="false">
        <style:tab-stops>
          <style:tab-stop style:position="8.717cm"/>
        </style:tab-stops>
      </style:paragraph-properties>
    </style:style>
    <style:style style:name="P51" style:family="paragraph" style:parent-style-name="Standard">
      <style:paragraph-properties fo:margin-top="0.423cm" fo:margin-bottom="0.106cm" loext:contextual-spacing="false" fo:line-height="0.39cm" fo:orphans="0" fo:widows="0">
        <style:tab-stops>
          <style:tab-stop style:position="19.362cm"/>
        </style:tab-stops>
      </style:paragraph-properties>
      <style:text-properties fo:color="#000000" style:font-name="Arial" fo:language="pt" fo:country="BR" style:font-name-complex="Arial" style:text-scale="99%"/>
    </style:style>
    <style:style style:name="P52" style:family="paragraph" style:parent-style-name="Standard">
      <style:paragraph-properties fo:margin-top="0.212cm" fo:margin-bottom="0.106cm" loext:contextual-spacing="false" fo:line-height="100%" fo:orphans="0" fo:widows="0" style:snap-to-layout-grid="false">
        <style:tab-stops>
          <style:tab-stop style:position="19.362cm"/>
        </style:tab-stops>
      </style:paragraph-properties>
    </style:style>
    <style:style style:name="P53" style:family="paragraph" style:parent-style-name="Título_20_41">
      <style:paragraph-properties fo:margin-top="0cm" fo:margin-bottom="0.353cm" loext:contextual-spacing="false"/>
      <style:text-properties fo:color="#000000" style:font-name="Times New Roman" fo:font-style="italic" fo:font-weight="normal" style:font-style-asian="italic" style:font-weight-asian="normal" style:font-name-complex="Times New Roman" style:font-weight-complex="normal"/>
    </style:style>
    <style:style style:name="P54" style:family="paragraph" style:parent-style-name="Default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5" style:family="paragraph" style:parent-style-name="Header">
      <style:paragraph-properties fo:margin-top="0cm" fo:margin-bottom="0cm" loext:contextual-spacing="false" fo:text-align="center" style:justify-single-word="false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0000" style:font-name="Times New Roman" fo:font-size="9pt" fo:letter-spacing="-0.014cm" fo:language="pt" fo:country="BR" fo:font-style="italic" fo:font-weight="bold" style:font-size-asian="9pt" style:font-style-asian="italic" style:font-weight-asian="bold" style:font-name-complex="Times New Roman" style:font-size-complex="9pt" style:text-scale="99%"/>
    </style:style>
    <style:style style:name="T3" style:family="text">
      <style:text-properties fo:color="#000000" style:font-name="Arial" fo:font-size="12pt" fo:letter-spacing="0.002cm" fo:language="pt" fo:country="BR" fo:font-weight="bold" style:font-size-asian="12pt" style:font-weight-asian="bold" style:font-name-complex="Arial" style:font-size-complex="12pt" style:font-weight-complex="bold"/>
    </style:style>
    <style:style style:name="T4" style:family="text">
      <style:text-properties fo:color="#000000" style:font-name="Arial" fo:font-size="12pt" fo:letter-spacing="0.002cm" fo:language="pt" fo:country="BR" fo:font-weight="bold" style:font-size-asian="12pt" style:font-weight-asian="bold" style:font-name-complex="Arial" style:font-size-complex="12pt" style:font-weight-complex="bold" style:text-scale="99%"/>
    </style:style>
    <style:style style:name="T5" style:family="text">
      <style:text-properties fo:color="#000000"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color="#000000" style:font-name="Arial" fo:font-size="12pt" fo:language="pt" fo:country="BR" fo:font-weight="bold" style:font-size-asian="12pt" style:font-weight-asian="bold" style:font-name-complex="Arial" style:font-size-complex="12pt" style:font-weight-complex="bold" style:text-scale="99%"/>
    </style:style>
    <style:style style:name="T7" style:family="text">
      <style:text-properties fo:color="#000000" style:font-name="Arial" fo:font-size="12pt" fo:letter-spacing="-0.028cm" fo:language="pt" fo:country="BR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000000" style:font-name="Arial" fo:font-size="12pt" fo:letter-spacing="-0.005cm" fo:language="pt" fo:country="B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fo:color="#000000" style:font-name="Arial" fo:font-size="12pt" fo:letter-spacing="-0.002cm" fo:language="pt" fo:country="BR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color="#000000" style:font-name="Arial" fo:language="pt" fo:country="BR" style:font-name-complex="Arial"/>
    </style:style>
    <style:style style:name="T11" style:family="text">
      <style:text-properties fo:color="#000000" style:font-name="Arial" fo:language="pt" fo:country="BR" style:font-name-complex="Arial" style:text-scale="99%"/>
    </style:style>
    <style:style style:name="T12" style:family="text">
      <style:text-properties fo:color="#000000" style:font-name="Arial" fo:language="pt" fo:country="BR" officeooo:rsid="0017cf7d" style:font-name-complex="Arial" style:text-scale="99%"/>
    </style:style>
    <style:style style:name="T13" style:family="text">
      <style:text-properties fo:color="#000000" style:font-name="Arial" fo:language="pt" fo:country="BR" style:font-name-complex="Arial" style:font-weight-complex="bold"/>
    </style:style>
    <style:style style:name="T14" style:family="text">
      <style:text-properties fo:color="#000000" style:font-name="Arial" fo:language="pt" fo:country="BR" style:font-name-complex="Arial" style:font-weight-complex="bold" style:text-scale="99%"/>
    </style:style>
    <style:style style:name="T15" style:family="text">
      <style:text-properties fo:color="#000000" style:font-name="Arial" fo:language="pt" fo:country="BR" fo:font-weight="bold" style:font-weight-asian="bold" style:font-name-complex="Arial" style:font-weight-complex="bold"/>
    </style:style>
    <style:style style:name="T16" style:family="text">
      <style:text-properties fo:color="#000000" style:font-name="Arial" fo:language="pt" fo:country="BR" fo:font-weight="bold" style:font-weight-asian="bold" style:font-name-complex="Arial" style:font-weight-complex="bold" style:text-scale="99%"/>
    </style:style>
    <style:style style:name="T17" style:family="text">
      <style:text-properties fo:color="#000000" style:font-name="Arial" fo:language="pt" fo:country="BR" fo:font-style="italic" style:font-style-asian="italic" style:font-name-complex="Arial" style:font-weight-complex="bold"/>
    </style:style>
    <style:style style:name="T18" style:family="text">
      <style:text-properties fo:color="#000000" style:font-name="Arial" fo:letter-spacing="0.002cm" fo:language="pt" fo:country="BR" style:font-name-complex="Arial"/>
    </style:style>
    <style:style style:name="T19" style:family="text">
      <style:text-properties fo:color="#000000" style:font-name="Arial" fo:letter-spacing="0.002cm" fo:language="pt" fo:country="BR" style:font-name-complex="Arial" style:text-scale="99%"/>
    </style:style>
    <style:style style:name="T20" style:family="text">
      <style:text-properties fo:color="#000000" style:font-name="Arial" fo:letter-spacing="0.002cm" fo:language="pt" fo:country="BR" style:font-name-complex="Arial" style:font-weight-complex="bold"/>
    </style:style>
    <style:style style:name="T21" style:family="text">
      <style:text-properties fo:color="#000000" style:font-name="Arial" fo:letter-spacing="0.002cm" fo:language="pt" fo:country="BR" style:font-name-complex="Arial" style:font-weight-complex="bold" style:text-scale="99%"/>
    </style:style>
    <style:style style:name="T22" style:family="text">
      <style:text-properties fo:color="#000000" style:font-name="Arial" fo:letter-spacing="0.002cm" fo:language="pt" fo:country="BR" fo:font-weight="bold" style:font-weight-asian="bold" style:font-name-complex="Arial" style:font-weight-complex="bold"/>
    </style:style>
    <style:style style:name="T23" style:family="text">
      <style:text-properties fo:color="#000000" style:font-name="Arial" fo:letter-spacing="0.002cm" fo:language="pt" fo:country="BR" fo:font-weight="bold" style:font-weight-asian="bold" style:font-name-complex="Arial" style:font-weight-complex="bold" style:text-scale="99%"/>
    </style:style>
    <style:style style:name="T24" style:family="text">
      <style:text-properties fo:color="#000000" style:font-name="Arial" fo:letter-spacing="-0.007cm" fo:language="pt" fo:country="BR" style:font-name-complex="Arial" style:text-scale="99%"/>
    </style:style>
    <style:style style:name="T25" style:family="text">
      <style:text-properties fo:color="#000000" style:font-name="Arial" fo:letter-spacing="0.016cm" fo:language="pt" fo:country="BR" style:font-name-complex="Arial"/>
    </style:style>
    <style:style style:name="T26" style:family="text">
      <style:text-properties fo:color="#000000" style:font-name="Arial" fo:letter-spacing="0.018cm" fo:language="pt" fo:country="BR" style:font-name-complex="Arial"/>
    </style:style>
    <style:style style:name="T27" style:family="text">
      <style:text-properties fo:color="#000000" style:font-name="Arial" fo:letter-spacing="-0.002cm" fo:language="pt" fo:country="BR" style:font-name-complex="Arial"/>
    </style:style>
    <style:style style:name="T28" style:family="text">
      <style:text-properties fo:color="#000000" style:font-name="Arial" fo:letter-spacing="-0.002cm" fo:language="pt" fo:country="BR" style:font-name-complex="Arial" style:text-scale="99%"/>
    </style:style>
    <style:style style:name="T29" style:family="text">
      <style:text-properties fo:color="#000000" style:font-name="Arial" fo:letter-spacing="-0.002cm" fo:language="pt" fo:country="BR" style:font-name-complex="Arial" style:font-weight-complex="bold"/>
    </style:style>
    <style:style style:name="T30" style:family="text">
      <style:text-properties fo:color="#000000" style:font-name="Arial" fo:letter-spacing="-0.002cm" fo:language="pt" fo:country="BR" style:font-name-complex="Arial" style:font-weight-complex="bold" style:text-scale="99%"/>
    </style:style>
    <style:style style:name="T31" style:family="text">
      <style:text-properties fo:color="#000000" style:font-name="Arial" fo:letter-spacing="-0.002cm" fo:language="pt" fo:country="BR" fo:font-weight="bold" style:font-weight-asian="bold" style:font-name-complex="Arial" style:font-weight-complex="bold"/>
    </style:style>
    <style:style style:name="T32" style:family="text">
      <style:text-properties fo:color="#000000" style:font-name="Arial" fo:letter-spacing="-0.002cm" fo:language="pt" fo:country="BR" fo:font-weight="bold" style:font-weight-asian="bold" style:font-name-complex="Arial" style:font-weight-complex="bold" style:text-scale="99%"/>
    </style:style>
    <style:style style:name="T33" style:family="text">
      <style:text-properties fo:color="#000000" style:font-name="Arial" fo:letter-spacing="0.019cm" fo:language="pt" fo:country="BR" style:font-name-complex="Arial"/>
    </style:style>
    <style:style style:name="T34" style:family="text">
      <style:text-properties fo:color="#000000" style:font-name="Arial" fo:letter-spacing="-0.004cm" fo:language="pt" fo:country="BR" style:font-name-complex="Arial"/>
    </style:style>
    <style:style style:name="T35" style:family="text">
      <style:text-properties fo:color="#000000" style:font-name="Arial" fo:letter-spacing="-0.004cm" fo:language="pt" fo:country="BR" style:font-name-complex="Arial" style:text-scale="99%"/>
    </style:style>
    <style:style style:name="T36" style:family="text">
      <style:text-properties fo:color="#000000" style:font-name="Arial" fo:letter-spacing="-0.004cm" fo:language="pt" fo:country="BR" style:font-name-complex="Arial" style:font-weight-complex="bold"/>
    </style:style>
    <style:style style:name="T37" style:family="text">
      <style:text-properties fo:color="#000000" style:font-name="Arial" fo:letter-spacing="-0.004cm" fo:language="pt" fo:country="BR" style:font-name-complex="Arial" style:font-weight-complex="bold" style:text-scale="99%"/>
    </style:style>
    <style:style style:name="T38" style:family="text">
      <style:text-properties fo:color="#000000" style:font-name="Arial" fo:letter-spacing="-0.051cm" fo:language="pt" fo:country="BR" style:font-name-complex="Arial" style:text-scale="99%"/>
    </style:style>
    <style:style style:name="T39" style:family="text">
      <style:text-properties fo:color="#000000" style:font-name="Arial" fo:letter-spacing="-0.046cm" fo:language="pt" fo:country="BR" style:font-name-complex="Arial" style:text-scale="99%"/>
    </style:style>
    <style:style style:name="T40" style:family="text">
      <style:text-properties fo:color="#000000" style:font-name="Arial" fo:letter-spacing="-0.009cm" fo:language="pt" fo:country="BR" style:font-name-complex="Arial" style:font-weight-complex="bold"/>
    </style:style>
    <style:style style:name="T41" style:family="text">
      <style:text-properties fo:color="#000000" style:font-name="Arial" fo:letter-spacing="-0.011cm" fo:language="pt" fo:country="BR" style:font-name-complex="Arial" style:font-weight-complex="bold" style:text-scale="99%"/>
    </style:style>
    <style:style style:name="T42" style:family="text">
      <style:text-properties fo:color="#000000" style:font-name="Arial" fo:letter-spacing="-0.005cm" fo:language="pt" fo:country="BR" style:font-name-complex="Arial"/>
    </style:style>
    <style:style style:name="T43" style:family="text">
      <style:text-properties fo:color="#000000" style:font-name="Arial" fo:letter-spacing="-0.005cm" fo:language="pt" fo:country="BR" style:font-name-complex="Arial" style:font-weight-complex="bold"/>
    </style:style>
    <style:style style:name="T44" style:family="text">
      <style:text-properties fo:color="#000000" style:font-name="Arial" fo:letter-spacing="0.004cm" fo:language="pt" fo:country="BR" style:font-name-complex="Arial"/>
    </style:style>
    <style:style style:name="T45" style:family="text">
      <style:text-properties fo:color="#000000" style:font-name="Arial" fo:font-size="8pt" fo:letter-spacing="-0.002cm" fo:language="pt" fo:country="BR" fo:font-weight="bold" style:font-size-asian="8pt" style:font-weight-asian="bold" style:font-name-complex="Arial" style:font-size-complex="8pt" style:font-weight-complex="bold"/>
    </style:style>
    <style:style style:name="T46" style:family="text">
      <style:text-properties fo:color="#000000" style:font-name="Arial" fo:font-size="8pt" fo:letter-spacing="-0.002cm" fo:language="pt" fo:country="BR" style:font-size-asian="8pt" style:font-name-complex="Arial" style:font-size-complex="8pt"/>
    </style:style>
    <style:style style:name="T47" style:family="text">
      <style:text-properties fo:color="#000000" style:font-name="Arial" fo:font-size="8pt" fo:letter-spacing="-0.002cm" fo:language="pt" fo:country="BR" style:font-size-asian="8pt" style:font-name-complex="Arial" style:font-size-complex="8pt" style:text-scale="99%"/>
    </style:style>
    <style:style style:name="T48" style:family="text">
      <style:text-properties fo:color="#000000" style:font-name="Arial" fo:font-size="8pt" fo:letter-spacing="0.004cm" fo:language="pt" fo:country="BR" fo:font-weight="bold" style:font-size-asian="8pt" style:font-weight-asian="bold" style:font-name-complex="Arial" style:font-size-complex="8pt" style:font-weight-complex="bold"/>
    </style:style>
    <style:style style:name="T49" style:family="text">
      <style:text-properties fo:color="#000000" style:font-name="Arial" fo:font-size="8pt" fo:letter-spacing="0.004cm" fo:language="pt" fo:country="BR" style:font-size-asian="8pt" style:font-name-complex="Arial" style:font-size-complex="8pt"/>
    </style:style>
    <style:style style:name="T50" style:family="text">
      <style:text-properties fo:color="#000000" style:font-name="Arial" fo:font-size="8pt" fo:letter-spacing="0.002cm" fo:language="pt" fo:country="BR" fo:font-weight="bold" style:font-size-asian="8pt" style:font-weight-asian="bold" style:font-name-complex="Arial" style:font-size-complex="8pt" style:font-weight-complex="bold"/>
    </style:style>
    <style:style style:name="T51" style:family="text">
      <style:text-properties fo:color="#000000" style:font-name="Arial" fo:font-size="8pt" fo:letter-spacing="0.002cm" fo:language="pt" fo:country="BR" fo:font-weight="bold" style:font-size-asian="8pt" style:font-weight-asian="bold" style:font-name-complex="Arial" style:font-size-complex="8pt" style:font-weight-complex="bold" style:text-scale="99%"/>
    </style:style>
    <style:style style:name="T52" style:family="text">
      <style:text-properties fo:color="#000000" style:font-name="Arial" fo:font-size="8pt" fo:letter-spacing="0.002cm" fo:language="pt" fo:country="BR" style:font-size-asian="8pt" style:font-name-complex="Arial" style:font-size-complex="8pt"/>
    </style:style>
    <style:style style:name="T53" style:family="text">
      <style:text-properties fo:color="#000000" style:font-name="Arial" fo:font-size="8pt" fo:letter-spacing="0.002cm" fo:language="pt" fo:country="BR" style:font-size-asian="8pt" style:font-name-complex="Arial" style:font-size-complex="8pt" style:text-scale="99%"/>
    </style:style>
    <style:style style:name="T54" style:family="text">
      <style:text-properties fo:color="#000000" style:font-name="Arial" fo:font-size="8pt" fo:language="pt" fo:country="BR" fo:font-weight="bold" style:font-size-asian="8pt" style:font-weight-asian="bold" style:font-name-complex="Arial" style:font-size-complex="8pt" style:font-weight-complex="bold" style:text-scale="99%"/>
    </style:style>
    <style:style style:name="T55" style:family="text">
      <style:text-properties fo:color="#000000" style:font-name="Arial" fo:font-size="8pt" fo:language="pt" fo:country="BR" style:font-size-asian="8pt" style:font-name-complex="Arial" style:font-size-complex="8pt"/>
    </style:style>
    <style:style style:name="T56" style:family="text">
      <style:text-properties fo:color="#000000" style:font-name="Arial" fo:font-size="8pt" fo:language="pt" fo:country="BR" style:font-size-asian="8pt" style:font-name-complex="Arial" style:font-size-complex="8pt" style:text-scale="99%"/>
    </style:style>
    <style:style style:name="T57" style:family="text">
      <style:text-properties fo:color="#000000" style:font-name="Arial" fo:font-size="8pt" fo:letter-spacing="-0.004cm" fo:language="pt" fo:country="BR" style:font-size-asian="8pt" style:font-name-complex="Arial" style:font-size-complex="8pt"/>
    </style:style>
    <style:style style:name="T58" style:family="text">
      <style:text-properties fo:color="#000000" style:font-name="Arial" fo:letter-spacing="0.005cm" fo:language="pt" fo:country="BR" style:font-name-complex="Arial" style:text-scale="99%"/>
    </style:style>
    <style:style style:name="T59" style:family="text">
      <style:text-properties style:font-name-asian="Calibri" style:font-name-complex="Calibri"/>
    </style:style>
    <style:style style:name="T60" style:family="text">
      <style:text-properties officeooo:rsid="0017cf7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row table:style-name="Tabela1.1">
          <table:table-cell table:style-name="Tabela1.A1" table:number-columns-spanned="12" office:value-type="string">
            <text:p text:style-name="P1">ANEXO V</text:p>
            <text:p text:style-name="P54">PORTARIA CONJUNTA MDS/INSS nº 2, de 30 de março de 2015. </text:p>
            <text:p text:style-name="P53">(Publicada no DOU nº 67, de 9 de abril de 2015, Seção 1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12" office:value-type="string">
            <text:p text:style-name="P3"><text:span text:style-name="T4">S</text:span><text:span text:style-name="T3">OL</text:span><text:span text:style-name="T6">ICI</text:span><text:span text:style-name="T7">T</text:span><text:span text:style-name="T6">AÇÃ</text:span><text:span text:style-name="T5">O </text:span><text:span text:style-name="T6">D</text:span><text:span text:style-name="T5">E</text:span><text:span text:style-name="T3"> </text:span><text:span text:style-name="T6">IN</text:span><text:span text:style-name="T8">F</text:span><text:span text:style-name="T3">O</text:span><text:span text:style-name="T6">R</text:span><text:span text:style-name="T9">M</text:span><text:span text:style-name="T6">AÇ</text:span><text:span text:style-name="T3">ÕE</text:span><text:span text:style-name="T6">S</text:span><text:span text:style-name="T3"> </text:span><text:span text:style-name="T4">S</text:span><text:span text:style-name="T3">O</text:span><text:span text:style-name="T6">CIAIS</text:span><text:span text:style-name="T3"> </text:span><text:span text:style-name="T4">S</text:span><text:span text:style-name="T6">I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4" table:number-columns-spanned="3" office:value-type="string">
            <text:p text:style-name="P19">Formulário nº:</text:p>
          </table:table-cell>
          <table:covered-table-cell/>
          <table:covered-table-cell/>
          <table:table-cell table:style-name="Tabela1.D4" office:value-type="string">
            <text:p text:style-name="P26"/>
          </table:table-cell>
          <table:table-cell table:style-name="Tabela1.A4" office:value-type="string">
            <text:p text:style-name="P20">Data:</text:p>
          </table:table-cell>
          <table:table-cell table:style-name="Tabela1.D4" office:value-type="string">
            <text:p text:style-name="P27"/>
          </table:table-cell>
          <table:table-cell table:style-name="Tabela1.G4" table:number-columns-spanned="2" office:value-type="string">
            <text:p text:style-name="P27"/>
          </table:table-cell>
          <table:covered-table-cell/>
          <table:table-cell table:style-name="Tabela1.G4" office:value-type="string">
            <text:p text:style-name="P27"/>
          </table:table-cell>
          <table:table-cell table:style-name="Tabela1.A4" office:value-type="string">
            <text:p text:style-name="P20">APS:</text:p>
          </table:table-cell>
          <table:table-cell table:style-name="Tabela1.K4" table:number-columns-spanned="2" office:value-type="string">
            <text:p text:style-name="P28"/>
          </table:table-cell>
          <table:covered-table-cell/>
        </table:table-row>
        <table:table-row table:style-name="Tabela1.1">
          <table:table-cell table:style-name="Tabela1.A1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4" office:value-type="string">
            <text:p text:style-name="P21">Ao(À)</text:p>
          </table:table-cell>
          <table:table-cell table:style-name="Tabela1.K4" table:number-columns-spanned="11" office:value-type="string">
            <text:p text:style-name="P30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12" office:value-type="string">
            <text:p text:style-name="P5"><text:span text:style-name="T11">S</text:span><text:span text:style-name="T19">o</text:span><text:span text:style-name="T11">licita</text:span><text:span text:style-name="T24">m</text:span><text:span text:style-name="T19">o</text:span><text:span text:style-name="T11">s</text:span><text:span text:style-name="T25"> </text:span><text:span text:style-name="T11">a</text:span><text:span text:style-name="T26"> </text:span><text:span text:style-name="T28">colaboração</text:span><text:span text:style-name="T26"> </text:span><text:span text:style-name="T19">d</text:span><text:span text:style-name="T11">e</text:span><text:span text:style-name="T26"> </text:span><text:span text:style-name="T28">n</text:span><text:span text:style-name="T19">o</text:span><text:span text:style-name="T11">s</text:span><text:span text:style-name="T25"> </text:span><text:span text:style-name="T28">f</text:span><text:span text:style-name="T19">or</text:span><text:span text:style-name="T28">n</text:span><text:span text:style-name="T11">ecer</text:span><text:span text:style-name="T33"> </text:span><text:span text:style-name="T19">o</text:span><text:span text:style-name="T11">s</text:span><text:span text:style-name="T25"> </text:span><text:span text:style-name="T19">d</text:span><text:span text:style-name="T11">a</text:span><text:span text:style-name="T19">do</text:span><text:span text:style-name="T11">s</text:span><text:span text:style-name="T25"> </text:span><text:span text:style-name="T11">a</text:span><text:span text:style-name="T19">b</text:span><text:span text:style-name="T11">ai</text:span><text:span text:style-name="T28">x</text:span><text:span text:style-name="T11">o</text:span><text:span text:style-name="T33"> </text:span><text:span text:style-name="T19">r</text:span><text:span text:style-name="T11">elaci</text:span><text:span text:style-name="T19">o</text:span><text:span text:style-name="T28">n</text:span><text:span text:style-name="T11">a</text:span><text:span text:style-name="T19">do</text:span><text:span text:style-name="T28">s</text:span><text:span text:style-name="T11">,</text:span><text:span text:style-name="T33"> </text:span><text:span text:style-name="T19">p</text:span><text:span text:style-name="T11">a</text:span><text:span text:style-name="T19">r</text:span><text:span text:style-name="T11">a</text:span><text:span text:style-name="T26"> </text:span><text:span text:style-name="T28">f</text:span><text:span text:style-name="T11">i</text:span><text:span text:style-name="T28">n</text:span><text:span text:style-name="T11">s</text:span><text:span text:style-name="T25"> </text:span><text:span text:style-name="T19">d</text:span><text:span text:style-name="T11">e</text:span><text:span text:style-name="T26"> </text:span><text:span text:style-name="T28">su</text:span><text:span text:style-name="T19">b</text:span><text:span text:style-name="T28">s</text:span><text:span text:style-name="T11">i</text:span><text:span text:style-name="T19">d</text:span><text:span text:style-name="T11">iar</text:span><text:span text:style-name="T33"> </text:span><text:span text:style-name="T11">a</text:span><text:span text:style-name="T34"> </text:span><text:span text:style-name="T38">A</text:span><text:span text:style-name="T39">V</text:span><text:span text:style-name="T35">AL</text:span><text:span text:style-name="T19">I</text:span><text:span text:style-name="T35">A</text:span><text:span text:style-name="T28">Ç</text:span><text:span text:style-name="T35">Ã</text:span><text:span text:style-name="T11">O</text:span><text:span text:style-name="T26"> </text:span><text:span text:style-name="T11">SO</text:span><text:span text:style-name="T28">C</text:span><text:span text:style-name="T19">I</text:span><text:span text:style-name="T35">A</text:span><text:span text:style-name="T11">L</text:span><text:span text:style-name="T18"> </text:span><text:span text:style-name="T19">d</text:span><text:span text:style-name="T11">a pessoa com deficiência, com vistas ao reconhecimento inicial de direito ao Benefício de Prestação Continuada da Assistência Social</text:span><text:span text:style-name="T12"> – </text:span><text:span text:style-name="T11">BPC.</text:span></text:p>
            <text:p text:style-name="P31">As informações referentes ao Relatório Social serão utilizadas exclusivamente para a análise do benefício pleiteado e contam com autorização do usuário interessado ou seu representante legal. </text:p>
            <text:p text:style-name="P6">(Lei nº 8.742/93; Lei nº 8.662/93; Decreto nº 6.214/2007; Resolução do Conselho Federal de Serviço Social nº 273/93 e Portaria MDS nº 44/2009).</text:p>
            <text:p text:style-name="P31">Ressaltamos que as informações solicitadas deverão retornar ao INSS em até 30 dias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12" office:value-type="string">
            <text:p text:style-name="P15"><text:span text:style-name="T31">A</text:span><text:span text:style-name="T22">ssist</text:span><text:span text:style-name="T15">en</text:span><text:span text:style-name="T22">t</text:span><text:span text:style-name="T15">e Soc</text:span><text:span text:style-name="T22">i</text:span><text:span text:style-name="T15">al</text:span><text:span text:style-name="T22"> </text:span><text:span text:style-name="T15">So</text:span><text:span text:style-name="T22">li</text:span><text:span text:style-name="T15">c</text:span><text:span text:style-name="T22">it</text:span><text:span text:style-name="T15">an</text:span><text:span text:style-name="T22">t</text:span><text:span text:style-name="T15">e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1" table:number-rows-spanned="2" table:number-columns-spanned="2" office:value-type="string">
            <text:p text:style-name="P33">Nome:</text:p>
          </table:table-cell>
          <table:covered-table-cell/>
          <table:table-cell table:style-name="Tabela1.C11" table:number-rows-spanned="2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Tabela1.H11" table:number-columns-spanned="4" office:value-type="string">
            <text:p text:style-name="P34">Matrícula SIAPE:</text:p>
          </table:table-cell>
          <table:covered-table-cell/>
          <table:covered-table-cell/>
          <table:covered-table-cell/>
          <table:table-cell table:style-name="Tabela1.L11" office:value-type="string">
            <text:p text:style-name="P34">Telefone para contato:</text:p>
          </table:table-cell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H1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ela1.L12" office:value-type="string">
            <text:p text:style-name="P4"/>
          </table:table-cell>
        </table:table-row>
        <table:table-row table:style-name="Tabela1.13">
          <table:table-cell table:style-name="Tabela1.A13" table:number-rows-spanned="2" table:number-columns-spanned="2" office:value-type="string">
            <text:p text:style-name="P33">CRESS:</text:p>
          </table:table-cell>
          <table:covered-table-cell/>
          <table:table-cell table:style-name="Tabela1.C13" table:number-rows-spanned="2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Tabela1.H13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ela1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H14" table:number-columns-spanned="5" office:value-type="string">
            <text:p text:style-name="P13"><text:span text:style-name="T35">A</text:span><text:span text:style-name="T28">ss</text:span><text:span text:style-name="T11">i</text:span><text:span text:style-name="T28">n</text:span><text:span text:style-name="T11">at</text:span><text:span text:style-name="T28">u</text:span><text:span text:style-name="T19">r</text:span><text:span text:style-name="T11">a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table:number-columns-spanned="5" office:value-type="string">
            <text:p text:style-name="P15"><text:span text:style-name="T31">Avaliado(a) ou Representante Legal:</text:span><text:span text:style-name="T15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23">Nome Avaliado(a):</text:p>
          </table:table-cell>
          <table:table-cell table:style-name="Tabela2.B2" table:number-columns-spanned="2" office:value-type="string">
            <text:p text:style-name="P22"/>
          </table:table-cell>
          <table:covered-table-cell/>
          <table:table-cell table:style-name="Tabela2.A2" office:value-type="string">
            <text:p text:style-name="P23">NB:</text:p>
          </table:table-cell>
          <table:table-cell table:style-name="Tabela2.E2" office:value-type="string">
            <text:p text:style-name="P22"/>
          </table:table-cell>
        </table:table-row>
        <table:table-row table:style-name="Tabela2.2">
          <table:table-cell table:style-name="Tabela2.A3" table:number-columns-spanned="2" office:value-type="string">
            <text:p text:style-name="P23">Nome Representante Legal:</text:p>
          </table:table-cell>
          <table:covered-table-cell/>
          <table:table-cell table:style-name="Tabela2.C3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ela2.1">
          <table:table-cell table:style-name="Tabela2.A4" table:number-columns-spanned="5" office:value-type="string">
            <text:p text:style-name="P37"><text:span text:style-name="T14">A</text:span><text:span text:style-name="T37">u</text:span><text:span text:style-name="T14">t</text:span><text:span text:style-name="T30">o</text:span><text:span text:style-name="T29">r</text:span><text:span text:style-name="T13">i</text:span><text:span text:style-name="T29">z</text:span><text:span text:style-name="T30">o</text:span><text:span text:style-name="T14">,</text:span><text:span text:style-name="T20"> </text:span><text:span text:style-name="T29">e</text:span><text:span text:style-name="T14">m</text:span><text:span text:style-name="T40"> </text:span><text:span text:style-name="T29">c</text:span><text:span text:style-name="T30">a</text:span><text:span text:style-name="T29">r</text:span><text:span text:style-name="T30">á</text:span><text:span text:style-name="T14">t</text:span><text:span text:style-name="T29">e</text:span><text:span text:style-name="T13">r</text:span><text:span text:style-name="T36"> </text:span><text:span text:style-name="T29">c</text:span><text:span text:style-name="T30">o</text:span><text:span text:style-name="T37">n</text:span><text:span text:style-name="T14">f</text:span><text:span text:style-name="T13">i</text:span><text:span text:style-name="T37">d</text:span><text:span text:style-name="T29">e</text:span><text:span text:style-name="T37">n</text:span><text:span text:style-name="T29">c</text:span><text:span text:style-name="T13">i</text:span><text:span text:style-name="T30">a</text:span><text:span text:style-name="T13">l</text:span><text:span text:style-name="T14">,</text:span><text:span text:style-name="T20"> </text:span><text:span text:style-name="T37">u</text:span><text:span text:style-name="T14">t</text:span><text:span text:style-name="T13">ili</text:span><text:span text:style-name="T29">z</text:span><text:span text:style-name="T30">a</text:span><text:span text:style-name="T13">r</text:span><text:span text:style-name="T36"> </text:span><text:span text:style-name="T30">a</text:span><text:span text:style-name="T14">s</text:span><text:span text:style-name="T13"> i</text:span><text:span text:style-name="T37">n</text:span><text:span text:style-name="T14">f</text:span><text:span text:style-name="T30">o</text:span><text:span text:style-name="T29">r</text:span><text:span text:style-name="T41">m</text:span><text:span text:style-name="T30">a</text:span><text:span text:style-name="T29">ç</text:span><text:span text:style-name="T30">õ</text:span><text:span text:style-name="T29">e</text:span><text:span text:style-name="T14">s</text:span><text:span text:style-name="T13"> </text:span><text:span text:style-name="T37">qu</text:span><text:span text:style-name="T13">e </text:span><text:span text:style-name="T14">s</text:span><text:span text:style-name="T13">e </text:span><text:span text:style-name="T14">f</text:span><text:span text:style-name="T13">i</text:span><text:span text:style-name="T29">ze</text:span><text:span text:style-name="T43">r</text:span><text:span text:style-name="T29">e</text:span><text:span text:style-name="T14">m</text:span><text:span text:style-name="T40"> </text:span><text:span text:style-name="T37">n</text:span><text:span text:style-name="T29">ece</text:span><text:span text:style-name="T14">ss</text:span><text:span text:style-name="T30">á</text:span><text:span text:style-name="T29">r</text:span><text:span text:style-name="T13">i</text:span><text:span text:style-name="T30">a</text:span><text:span text:style-name="T14">s</text:span><text:span text:style-name="T13"> </text:span><text:span text:style-name="T37">p</text:span><text:span text:style-name="T30">a</text:span><text:span text:style-name="T29">r</text:span><text:span text:style-name="T14">a</text:span><text:span text:style-name="T29"> c</text:span><text:span text:style-name="T30">o</text:span><text:span text:style-name="T41">m</text:span><text:span text:style-name="T37">p</text:span><text:span text:style-name="T30">o</text:span><text:span text:style-name="T13">r</text:span><text:span text:style-name="T36"> </text:span><text:span text:style-name="T14">o</text:span><text:span text:style-name="T29"> Relatório </text:span><text:span text:style-name="T21">S</text:span><text:span text:style-name="T30">o</text:span><text:span text:style-name="T29">c</text:span><text:span text:style-name="T13">i</text:span><text:span text:style-name="T30">a</text:span><text:span text:style-name="T13">l e informações complementares.</text:span></text:p>
            <text:p text:style-name="P39"/>
            <text:p text:style-name="P39"/>
            <text:p text:style-name="P40">_ _ _ _ _ _ _ _ _ _ _ _ _ _ _ _ _ _ _ _ _ _ _ _ _ _ _ _ _</text:p>
            <text:p text:style-name="P38"><text:span text:style-name="T35">A</text:span><text:span text:style-name="T28">ss</text:span><text:span text:style-name="T11">i</text:span><text:span text:style-name="T28">n</text:span><text:span text:style-name="T11">at</text:span><text:span text:style-name="T28">u</text:span><text:span text:style-name="T19">r</text:span><text:span text:style-name="T11">a</text:span><text:span text:style-name="T18"> do(a) </text:span><text:span text:style-name="T19">Avaliado(a)</text:span><text:span text:style-name="T18"> </text:span><text:span text:style-name="T19">o</text:span><text:span text:style-name="T11">u</text:span><text:span text:style-name="T27"> </text:span><text:span text:style-name="T28">R</text:span><text:span text:style-name="T11">e</text:span><text:span text:style-name="T19">pr</text:span><text:span text:style-name="T11">e</text:span><text:span text:style-name="T28">s</text:span><text:span text:style-name="T11">e</text:span><text:span text:style-name="T28">n</text:span><text:span text:style-name="T11">ta</text:span><text:span text:style-name="T28">n</text:span><text:span text:style-name="T11">te</text:span><text:span text:style-name="T18"> </text:span><text:span text:style-name="T35">L</text:span><text:span text:style-name="T11">e</text:span><text:span text:style-name="T28">g</text:span><text:span text:style-name="T11">al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3"/>
      <text:p text:style-name="P1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5"><text:span text:style-name="T15">1. ( <text:s/></text:span><text:span text:style-name="T22"><text:s/></text:span>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5"><text:span text:style-name="T15">)</text:span><text:span text:style-name="T22"> </text:span><text:span text:style-name="T31">Relatório </text:span><text:span text:style-name="T15"><text:s/>Soc</text:span><text:span text:style-name="T22">i</text:span><text:span text:style-name="T15">a</text:span><text:span text:style-name="T22">l</text:span><text:span text:style-name="T15"> (preenchimento exclusivo do Assistente Social)</text:span></text:p>
          </table:table-cell>
        </table:table-row>
        <table:table-row table:style-name="Tabela3.2">
          <table:table-cell table:style-name="Tabela3.A2" table:number-columns-spanned="3" office:value-type="string">
            <text:p text:style-name="P37"><text:span text:style-name="T19">E</text:span><text:span text:style-name="T24">m</text:span><text:span text:style-name="T11">itir</text:span><text:span text:style-name="T18"> </text:span><text:span text:style-name="T35">Relatório</text:span><text:span text:style-name="T44"> </text:span><text:span text:style-name="T11">S</text:span><text:span text:style-name="T19">o</text:span><text:span text:style-name="T11">cial</text:span><text:span text:style-name="T10"> </text:span><text:span text:style-name="T11">i</text:span><text:span text:style-name="T28">nf</text:span><text:span text:style-name="T19">or</text:span><text:span text:style-name="T24">m</text:span><text:span text:style-name="T11">a</text:span><text:span text:style-name="T28">n</text:span><text:span text:style-name="T19">d</text:span><text:span text:style-name="T11">o</text:span><text:span text:style-name="T44"> </text:span><text:span text:style-name="T11">a</text:span><text:span text:style-name="T18"> </text:span><text:span text:style-name="T28">s</text:span><text:span text:style-name="T11">it</text:span><text:span text:style-name="T28">u</text:span><text:span text:style-name="T11">ação</text:span><text:span text:style-name="T44"> </text:span><text:span text:style-name="T19">d</text:span><text:span text:style-name="T11">e</text:span><text:span text:style-name="T18"> </text:span><text:span text:style-name="T23">v</text:span><text:span text:style-name="T16">ulner</text:span><text:span text:style-name="T23">a</text:span><text:span text:style-name="T16">bilid</text:span><text:span text:style-name="T23">a</text:span><text:span text:style-name="T16">de</text:span><text:span text:style-name="T22"> </text:span><text:span text:style-name="T32">s</text:span><text:span text:style-name="T23">o</text:span><text:span text:style-name="T16">ci</text:span><text:span text:style-name="T23">a</text:span><text:span text:style-name="T16">l</text:span><text:span text:style-name="T15"> </text:span><text:span text:style-name="T19">d</text:span><text:span text:style-name="T11">o(a)</text:span><text:span text:style-name="T44"> avaliado(a)</text:span><text:span text:style-name="T11">,</text:span><text:span text:style-name="T18"> </text:span><text:span text:style-name="T11">c</text:span><text:span text:style-name="T19">o</text:span><text:span text:style-name="T11">m </text:span><text:span text:style-name="T42"><text:s/></text:span><text:span text:style-name="T19">d</text:span><text:span text:style-name="T11">e</text:span><text:span text:style-name="T28">s</text:span><text:span text:style-name="T11">ta</text:span><text:span text:style-name="T19">q</text:span><text:span text:style-name="T28">u</text:span><text:span text:style-name="T11">e</text:span><text:span text:style-name="T18"> </text:span><text:span text:style-name="T19">p</text:span><text:span text:style-name="T11">a</text:span><text:span text:style-name="T19">r</text:span><text:span text:style-name="T11">a:</text:span></text:p>
          </table:table-cell>
          <table:covered-table-cell/>
          <table:covered-table-cell/>
        </table:table-row>
        <table:table-row table:style-name="Tabela3.2">
          <table:table-cell table:style-name="Tabela3.A3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ela3.2">
          <table:table-cell table:style-name="Tabela3.A4" table:number-columns-spanned="3" office:value-type="string">
            <text:p text:style-name="P37"><text:span text:style-name="T45">O</text:span><text:span text:style-name="T48">B</text:span><text:span text:style-name="T51">S</text:span><text:span text:style-name="T54">:</text:span><text:span text:style-name="T50"> </text:span><text:span text:style-name="T53">F</text:span><text:span text:style-name="T46">a</text:span><text:span text:style-name="T47">v</text:span><text:span text:style-name="T53">o</text:span><text:span text:style-name="T56">r</text:span><text:span text:style-name="T52"> </text:span><text:span text:style-name="T46">a</text:span><text:span text:style-name="T53">n</text:span><text:span text:style-name="T46">e</text:span><text:span text:style-name="T47">x</text:span><text:span text:style-name="T46">a</text:span><text:span text:style-name="T56">r</text:span><text:span text:style-name="T52"> </text:span><text:span text:style-name="T56">o</text:span><text:span text:style-name="T49"> </text:span><text:span text:style-name="T57">Relatório </text:span><text:span text:style-name="T53">So</text:span><text:span text:style-name="T46">c</text:span><text:span text:style-name="T55">i</text:span><text:span text:style-name="T46">a</text:span><text:span text:style-name="T55">l</text:span><text:span text:style-name="T52"> </text:span><text:span text:style-name="T55">a </text:span><text:span text:style-name="T46">e</text:span><text:span text:style-name="T56">s</text:span><text:span text:style-name="T55">ta </text:span><text:span text:style-name="T53">S</text:span><text:span text:style-name="T56">I</text:span><text:span text:style-name="T53">S.</text:span></text:p>
          </table:table-cell>
          <table:covered-table-cell/>
          <table:covered-table-cell/>
        </table:table-row>
      </table:table>
      <text:p text:style-name="P41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7">2. (</text:p>
          </table:table-cell>
          <table:table-cell table:style-name="Tabela4.A1" office:value-type="string">
            <text:p text:style-name="P10"/>
          </table:table-cell>
          <table:table-cell table:style-name="Tabela4.A1" office:value-type="string">
            <text:p text:style-name="P7">) Informações complementares (preenchimento por outros profissionais)</text:p>
          </table:table-cell>
        </table:table-row>
        <table:table-row table:style-name="Tabela4.2">
          <table:table-cell table:style-name="Tabela4.A2" table:number-columns-spanned="3" office:value-type="string">
            <text:p text:style-name="P37"><text:span text:style-name="T19">E</text:span><text:span text:style-name="T24">m</text:span><text:span text:style-name="T11">itir</text:span><text:span text:style-name="T18"> </text:span><text:span text:style-name="T35">informações </text:span><text:span text:style-name="T11">sobre a</text:span><text:span text:style-name="T18"> </text:span><text:span text:style-name="T28">s</text:span><text:span text:style-name="T11">it</text:span><text:span text:style-name="T28">u</text:span><text:span text:style-name="T11">ação do(a)</text:span><text:span text:style-name="T44"> avaliado(a)</text:span><text:span text:style-name="T11">,</text:span><text:span text:style-name="T18"> </text:span><text:span text:style-name="T11">c</text:span><text:span text:style-name="T19">o</text:span><text:span text:style-name="T11">m</text:span><text:span text:style-name="T42"> </text:span><text:span text:style-name="T19">d</text:span><text:span text:style-name="T11">e</text:span><text:span text:style-name="T28">s</text:span><text:span text:style-name="T11">ta</text:span><text:span text:style-name="T19">q</text:span><text:span text:style-name="T28">u</text:span><text:span text:style-name="T11">e</text:span><text:span text:style-name="T18"> </text:span><text:span text:style-name="T19">p</text:span><text:span text:style-name="T11">a</text:span><text:span text:style-name="T19">r</text:span><text:span text:style-name="T11">a:</text:span></text:p>
          </table:table-cell>
          <table:covered-table-cell/>
          <table:covered-table-cell/>
        </table:table-row>
        <table:table-row table:style-name="Tabela4.2">
          <table:table-cell table:style-name="Tabela4.A3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ela4.2">
          <table:table-cell table:style-name="Tabela4.A4" table:number-columns-spanned="3" office:value-type="string">
            <text:p text:style-name="P37"><text:span text:style-name="T45">O</text:span><text:span text:style-name="T48">B</text:span><text:span text:style-name="T51">S</text:span><text:span text:style-name="T54">:</text:span><text:span text:style-name="T50"> </text:span><text:span text:style-name="T53">F</text:span><text:span text:style-name="T46">a</text:span><text:span text:style-name="T47">v</text:span><text:span text:style-name="T53">o</text:span><text:span text:style-name="T56">r</text:span><text:span text:style-name="T52"> </text:span><text:span text:style-name="T46">a</text:span><text:span text:style-name="T53">n</text:span><text:span text:style-name="T46">e</text:span><text:span text:style-name="T47">x</text:span><text:span text:style-name="T46">a</text:span><text:span text:style-name="T56">r</text:span><text:span text:style-name="T52"> </text:span><text:span text:style-name="T56">as informações </text:span><text:span text:style-name="T55">a </text:span><text:span text:style-name="T46">e</text:span><text:span text:style-name="T56">s</text:span><text:span text:style-name="T55">ta </text:span><text:span text:style-name="T53">S</text:span><text:span text:style-name="T56">I</text:span><text:span text:style-name="T53">S.</text:span></text:p>
          </table:table-cell>
          <table:covered-table-cell/>
          <table:covered-table-cell/>
        </table:table-row>
      </table:table>
      <text:p text:style-name="P42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8">3. ( <text:s text:c="2"/></text:p>
          </table:table-cell>
          <table:table-cell table:style-name="Tabela5.A1" office:value-type="string">
            <text:p text:style-name="P16"/>
          </table:table-cell>
          <table:table-cell table:style-name="Tabela5.A1" office:value-type="string">
            <text:p text:style-name="P15"><text:span text:style-name="T15">) Serviços e Programas existentes no Município </text:span><text:span text:style-name="T17">(especificar os destinados às pessoas <text:line-break/> <text:s/>com deficiência)</text:span><text:span text:style-name="T15">:</text:span></text:p>
          </table:table-cell>
        </table:table-row>
        <table:table-row table:style-name="Tabela5.2">
          <table:table-cell table:style-name="Tabela5.A2" table:number-columns-spanned="3" office:value-type="string">
            <text:p text:style-name="P43"><text:span text:style-name="T12"><text:s/>– </text:span><text:span text:style-name="T11">Se</text:span><text:span text:style-name="T19">r</text:span><text:span text:style-name="T28">v</text:span><text:span text:style-name="T11">iç</text:span><text:span text:style-name="T19">o</text:span><text:span text:style-name="T11">s</text:span><text:span text:style-name="T10"> </text:span><text:span text:style-name="T19">d</text:span><text:span text:style-name="T11">e</text:span><text:span text:style-name="T18"> </text:span><text:span text:style-name="T11">a</text:span><text:span text:style-name="T28">ss</text:span><text:span text:style-name="T11">i</text:span><text:span text:style-name="T28">s</text:span><text:span text:style-name="T11">tê</text:span><text:span text:style-name="T28">n</text:span><text:span text:style-name="T11">cia</text:span><text:span text:style-name="T18"> </text:span><text:span text:style-name="T28">s</text:span><text:span text:style-name="T19">o</text:span><text:span text:style-name="T11">cial</text:span><text:span text:style-name="T10"> </text:span><text:span text:style-name="T19">(</text:span><text:span text:style-name="T28">CR</text:span><text:span text:style-name="T35">A</text:span><text:span text:style-name="T11">S,</text:span><text:span text:style-name="T18"> </text:span><text:span text:style-name="T28">CR</text:span><text:span text:style-name="T19">E</text:span><text:span text:style-name="T35">A</text:span><text:span text:style-name="T11">S</text:span><text:span text:style-name="T10"> </text:span><text:span text:style-name="T11">e</text:span><text:span text:style-name="T18"> </text:span><text:span text:style-name="T11">o</text:span><text:span text:style-name="T28">u</text:span><text:span text:style-name="T11">t</text:span><text:span text:style-name="T19">ro</text:span><text:span text:style-name="T28">s):</text:span></text:p>
          </table:table-cell>
          <table:covered-table-cell/>
          <table:covered-table-cell/>
        </table:table-row>
        <table:table-row table:style-name="Tabela5.2">
          <table:table-cell table:style-name="Tabela5.A3" table:number-columns-spanned="3" office:value-type="string">
            <text:p text:style-name="P45"/>
          </table:table-cell>
          <table:covered-table-cell/>
          <table:covered-table-cell/>
        </table:table-row>
        <table:table-row table:style-name="Tabela5.2">
          <table:table-cell table:style-name="Tabela5.A2" table:number-columns-spanned="3" office:value-type="string">
            <text:p text:style-name="P44"><text:span text:style-name="T60"><text:s/>– </text:span>Serviços de saúde (hospitais, postos de saúde, PSF, CAPS, habilitação e reabilitação profissional e outros):</text:p>
          </table:table-cell>
          <table:covered-table-cell/>
          <table:covered-table-cell/>
        </table:table-row>
        <table:table-row table:style-name="Tabela5.2">
          <table:table-cell table:style-name="Tabela5.A3" table:number-columns-spanned="3" office:value-type="string">
            <text:p text:style-name="P45"/>
          </table:table-cell>
          <table:covered-table-cell/>
          <table:covered-table-cell/>
        </table:table-row>
        <table:table-row table:style-name="Tabela5.2">
          <table:table-cell table:style-name="Tabela5.A2" table:number-columns-spanned="3" office:value-type="string">
            <text:p text:style-name="P44"><text:s/>– Serviços especializados para a pessoa com deficiência (APAE ou congênere):</text:p>
          </table:table-cell>
          <table:covered-table-cell/>
          <table:covered-table-cell/>
        </table:table-row>
        <table:table-row table:style-name="Tabela5.2">
          <table:table-cell table:style-name="Tabela5.A3" table:number-columns-spanned="3" office:value-type="string">
            <text:p text:style-name="P45"/>
          </table:table-cell>
          <table:covered-table-cell/>
          <table:covered-table-cell/>
        </table:table-row>
        <table:table-row table:style-name="Tabela5.2">
          <table:table-cell table:style-name="Tabela5.A2" table:number-columns-spanned="3" office:value-type="string">
            <text:p text:style-name="P44"><text:s/>– Serviços de educação (especial, inclusiva):</text:p>
          </table:table-cell>
          <table:covered-table-cell/>
          <table:covered-table-cell/>
        </table:table-row>
        <table:table-row table:style-name="Tabela5.2">
          <table:table-cell table:style-name="Tabela5.A3" table:number-columns-spanned="3" office:value-type="string">
            <text:p text:style-name="P45"/>
          </table:table-cell>
          <table:covered-table-cell/>
          <table:covered-table-cell/>
        </table:table-row>
        <table:table-row table:style-name="Tabela5.2">
          <table:table-cell table:style-name="Tabela5.A2" table:number-columns-spanned="3" office:value-type="string">
            <text:p text:style-name="P44"><text:s/>– Serviços dos órgãos de proteção aos direitos sociais (Fóruns, Tribunais, Ministério Público, Defensoria Pública, Conselhos Tutelares, Conselhos de Direito):</text:p>
          </table:table-cell>
          <table:covered-table-cell/>
          <table:covered-table-cell/>
        </table:table-row>
        <table:table-row table:style-name="Tabela5.2">
          <table:table-cell table:style-name="Tabela5.A3" table:number-columns-spanned="3" office:value-type="string">
            <text:p text:style-name="P45"/>
          </table:table-cell>
          <table:covered-table-cell/>
          <table:covered-table-cell/>
        </table:table-row>
        <table:table-row table:style-name="Tabela5.2">
          <table:table-cell table:style-name="Tabela5.A2" table:number-columns-spanned="3" office:value-type="string">
            <text:p text:style-name="P44">- <text:s/>Serviço de transporte coletivo e programa de livre acesso ao transporte coletivo:</text:p>
          </table:table-cell>
          <table:covered-table-cell/>
          <table:covered-table-cell/>
        </table:table-row>
        <table:table-row table:style-name="Tabela5.2">
          <table:table-cell table:style-name="Tabela5.A3" table:number-columns-spanned="3" office:value-type="string">
            <text:p text:style-name="P45"/>
          </table:table-cell>
          <table:covered-table-cell/>
          <table:covered-table-cell/>
        </table:table-row>
        <table:table-row table:style-name="Tabela5.2">
          <table:table-cell table:style-name="Tabela5.A2" table:number-columns-spanned="3" office:value-type="string">
            <text:p text:style-name="P44"><text:s/>– Serviços socioeducativos (ONG, Projetos Sociais, Centros Comunitários e outros):</text:p>
          </table:table-cell>
          <table:covered-table-cell/>
          <table:covered-table-cell/>
        </table:table-row>
        <table:table-row table:style-name="Tabela5.2">
          <table:table-cell table:style-name="Tabela5.A3" table:number-columns-spanned="3" office:value-type="string">
            <text:p text:style-name="P45"/>
          </table:table-cell>
          <table:covered-table-cell/>
          <table:covered-table-cell/>
        </table:table-row>
        <table:table-row table:style-name="Tabela5.2">
          <table:table-cell table:style-name="Tabela5.A2" table:number-columns-spanned="3" office:value-type="string">
            <text:p text:style-name="P44"><text:s/>– Outros serviços. Especificar:</text:p>
          </table:table-cell>
          <table:covered-table-cell/>
          <table:covered-table-cell/>
        </table:table-row>
        <table:table-row table:style-name="Tabela5.2">
          <table:table-cell table:style-name="Tabela5.A3" table:number-columns-spanned="3" office:value-type="string">
            <text:p text:style-name="P45"/>
          </table:table-cell>
          <table:covered-table-cell/>
          <table:covered-table-cell/>
        </table:table-row>
      </table:table>
      <text:p text:style-name="P4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 table:number-columns-repeated="2"/>
        <table:table-column table:style-name="Tabela6.F"/>
        <table:table-column table:style-name="Tabela6.G"/>
        <table:table-column table:style-name="Tabela6.H"/>
        <table:table-row table:style-name="Tabela6.1">
          <table:table-cell table:style-name="Tabela6.A1" table:number-columns-spanned="8" office:value-type="string">
            <text:p text:style-name="P47">Informações do Profissiona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1">
          <table:table-cell table:style-name="Tabela6.A2" table:number-rows-spanned="2" office:value-type="string">
            <text:p text:style-name="P24"><text:span text:style-name="T11">N</text:span><text:span text:style-name="T19">o</text:span><text:span text:style-name="T24">m</text:span><text:span text:style-name="T11">e:</text:span></text:p>
          </table:table-cell>
          <table:table-cell table:style-name="Tabela6.A2" table:number-rows-spanned="2" table:number-columns-spanned="6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table-cell table:style-name="Tabela6.H2" office:value-type="string">
            <text:p text:style-name="P24"><text:span text:style-name="T28">C</text:span><text:span text:style-name="T19">o</text:span><text:span text:style-name="T28">ns</text:span><text:span text:style-name="T11">el</text:span><text:span text:style-name="T28">h</text:span><text:span text:style-name="T11">o</text:span><text:span text:style-name="T44"> </text:span><text:span text:style-name="T28">R</text:span><text:span text:style-name="T11">e</text:span><text:span text:style-name="T28">g</text:span><text:span text:style-name="T11">i</text:span><text:span text:style-name="T19">o</text:span><text:span text:style-name="T28">n</text:span><text:span text:style-name="T11">al</text:span><text:span text:style-name="T10"> </text:span><text:span text:style-name="T28">n</text:span><text:span text:style-name="T58">º</text:span><text:span text:style-name="T11">:</text:span></text:p>
          </table:table-cell>
        </table:table-row>
        <table:table-row table:style-name="Tabela6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H3" office:value-type="string">
            <text:p text:style-name="P50"/>
          </table:table-cell>
        </table:table-row>
        <table:table-row table:style-name="Tabela6.1">
          <table:table-cell table:style-name="Tabela6.A4" table:number-columns-spanned="2" office:value-type="string">
            <text:p text:style-name="P48">Instituição:</text:p>
          </table:table-cell>
          <table:covered-table-cell/>
          <table:table-cell table:style-name="Tabela6.C4" table:number-columns-spanned="6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6.1">
          <table:table-cell table:style-name="Tabela6.A2" table:number-rows-spanned="2" office:value-type="string">
            <text:p text:style-name="P25">Cargo:</text:p>
          </table:table-cell>
          <table:table-cell table:style-name="Tabela6.A2" table:number-rows-spanned="2" table:number-columns-spanned="6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table-cell table:style-name="Tabela6.H2" office:value-type="string">
            <text:p text:style-name="P25">Telefone (opcional):</text:p>
          </table:table-cell>
        </table:table-row>
        <table:table-row table:style-name="Tabela6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H3" office:value-type="string">
            <text:p text:style-name="P50"/>
          </table:table-cell>
        </table:table-row>
        <table:table-row table:style-name="Tabela6.1">
          <table:table-cell table:style-name="Tabela6.A7" table:number-columns-spanned="6" office:value-type="string">
            <text:p text:style-name="P51">Local / Data: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G7" table:number-columns-spanned="2" office:value-type="string">
            <text:p text:style-name="P46"/>
          </table:table-cell>
          <table:covered-table-cell/>
        </table:table-row>
        <table:table-row table:style-name="Tabela6.8">
          <table:table-cell table:style-name="Tabela6.A8" table:number-rows-spanned="2" table:number-columns-spanned="3" office:value-type="string">
            <text:p text:style-name="P52"/>
          </table:table-cell>
          <table:covered-table-cell/>
          <table:covered-table-cell/>
          <table:table-cell table:style-name="Tabela6.A8" table:number-rows-spanned="2" office:value-type="string">
            <text:p text:style-name="P11"/>
          </table:table-cell>
          <table:table-cell table:style-name="Tabela6.A8" table:number-rows-spanned="2" office:value-type="string">
            <text:p text:style-name="P11"/>
          </table:table-cell>
          <table:table-cell table:style-name="Tabela6.A8" table:number-rows-spanned="2" office:value-type="string">
            <text:p text:style-name="P11"/>
          </table:table-cell>
          <table:table-cell table:style-name="Tabela6.G8" table:number-columns-spanned="2" office:value-type="string">
            <text:p text:style-name="P12"/>
          </table:table-cell>
          <table:covered-table-cell/>
        </table:table-row>
        <table:table-row table:style-name="Tabela6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G9" table:number-columns-spanned="2" office:value-type="string">
            <text:p text:style-name="P8">Assinatura e Carimbo</text:p>
          </table:table-cell>
          <table:covered-table-cell/>
        </table:table-row>
      </table:table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rie" svg:font-family="Erie"/>
    <style:font-face style:name="Mangal1" svg:font-family="Mangal"/>
    <style:font-face style:name="Tahoma1" svg:font-family="Tahoma"/>
    <style:font-face style:name="Calibri1" svg:font-family="Calibri, Arial" style:font-pitch="variable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Symbol1" svg:font-family="Symbol" style:font-pitch="variable"/>
    <style:font-face style:name="Tahoma2" svg:font-family="Tahoma" style:font-pitch="variable"/>
    <style:font-face style:name="Wingdings1" svg:font-family="Wingdings" style:font-pitch="variable"/>
    <style:font-face style:name="Calibri" svg:font-family="Calibri, Arial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Erie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Erie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Calibri" fo:font-family="Calibri, Arial" style:font-family-generic="roman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1pt" style:language-asian="zh" style:country-asian="CN" style:font-name-complex="Calibri1" style:font-family-complex="Calibri, Arial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cm" loext:contextual-spacing="false" style:line-height-at-least="0.176cm" fo:text-align="center" style:justify-single-word="false" fo:text-indent="0cm" style:auto-text-indent="false" fo:keep-with-next="always"/>
      <style:text-properties style:font-name="Tahoma" fo:font-family="Tahoma" style:font-family-generic="roman" style:font-pitch="variable" fo:font-size="8pt" fo:language="pt" fo:country="BR" fo:font-weight="bold" style:font-size-asian="8pt" style:font-weight-asian="bold" style:font-name-complex="Tahoma2" style:font-family-complex="Tahoma" style:font-pitch-complex="variable" style:font-size-complex="8pt" style:font-weight-complex="bold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2" style:font-family-complex="Tahoma" style:font-pitch-complex="variable" style:font-size-complex="14pt"/>
    </style:style>
    <style:style style:name="caption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pitch-complex="variable" style:font-size-complex="12pt" style:font-style-complex="italic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egenda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pitch-complex="variable" style:font-size-complex="12pt" style:font-style-complex="italic"/>
    </style:style>
    <style:style style:name="Legenda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pitch-complex="variable" style:font-size-complex="12pt" style:font-style-complex="italic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1pt" fo:language="pt" fo:country="BR" style:letter-kerning="true" style:font-name-asian="Calibri1" style:font-family-asian="Calibri, Arial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Título_20_41" style:display-name="Título 41" style:family="paragraph" style:parent-style-name="Standard">
      <style:paragraph-properties fo:text-align="center" style:justify-single-word="false" fo:keep-with-next="always"/>
      <style:text-properties style:font-name="Tahoma" fo:font-family="Tahoma" style:font-family-generic="roman" style:font-pitch="variable" fo:font-size="8pt" fo:font-weight="bold" style:font-size-asian="8pt" style:font-weight-asian="bold" style:font-name-complex="Tahoma2" style:font-family-complex="Tahoma" style:font-pitch-complex="variable" style:font-size-complex="8pt" style:font-weight-complex="bold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pitch-complex="variable" style:font-size-complex="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pitch-complex="variable"/>
    </style:style>
    <style:style style:name="Absatz-Standardschriftart" style:family="text"/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2z3" style:family="text">
      <style:text-properties style:font-name="Symbol" fo:font-family="Symbol" style:font-family-generic="roman" style:font-pitch="variable" style:font-name-complex="Symbol1" style:font-family-complex="Symbol" style:font-pitch-complex="variable"/>
    </style:style>
    <style:style style:name="Fonte_20_parág._20_padrão3" style:display-name="Fonte parág. padrão3" style:family="text"/>
    <style:style style:name="WW-Absatz-Standardschriftart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Cabeçalho_20_Char" style:display-name="Cabeçalho Char" style:family="text" style:parent-style-name="Fonte_20_parág._20_padrão2">
      <style:text-properties style:font-name="Calibri" fo:font-family="Calibri, Arial" style:font-family-generic="roman" style:font-pitch="variable" fo:font-size="11pt" fo:language="en" fo:country="US" style:font-size-asian="11pt" style:font-name-complex="Calibri1" style:font-family-complex="Calibri, Arial" style:font-pitch-complex="variable" style:font-size-complex="11pt"/>
    </style:style>
    <style:style style:name="Rodapé_20_Char" style:display-name="Rodapé Char" style:family="text" style:parent-style-name="Fonte_20_parág._20_padrão2">
      <style:text-properties style:font-name="Calibri" fo:font-family="Calibri, Arial" style:font-family-generic="roman" style:font-pitch="variable" fo:font-size="11pt" fo:language="en" fo:country="US" style:font-size-asian="11pt" style:font-name-complex="Calibri1" style:font-family-complex="Calibri, Arial" style:font-pitch-complex="variable" style:font-size-complex="11pt"/>
    </style:style>
    <style:style style:name="Título_20_4_20_Char" style:display-name="Título 4 Char" style:family="text" style:parent-style-name="Fonte_20_parág._20_padrão2">
      <style:text-properties style:font-name="Tahoma" fo:font-family="Tahoma" style:font-family-generic="roman" style:font-pitch="variable" fo:font-size="8pt" fo:font-weight="bold" style:font-size-asian="8pt" style:font-weight-asian="bold" style:font-name-complex="Tahoma2" style:font-family-complex="Tahoma" style:font-pitch-complex="variable" style:font-size-complex="8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ahoma2" style:font-family-complex="Tahoma" style:font-pitch-complex="variable" style:font-size-complex="8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loext:contextual-spacing="false" fo:text-align="center" style:justify-single-word="false"/>
    </style:style>
    <style:style style:name="MT1" style:family="text">
      <style:text-properties style:font-name-asian="Calibri" style:font-name-complex="Calibri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cm" fo:margin-left="2cm" fo:margin-right="1.501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369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09cm" fo:margin-bottom="2.9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as-char" svg:width="3.598cm" svg:height="2.589cm" draw:z-index="1"><draw:image xlink:href="Pictures/1000000000000088000000628D2848364807C251.png" xlink:type="simple" xlink:show="embed" xlink:actuate="onLoad" loext:mime-type="image/png"/></draw:frame><text:span text:style-name="MT1"><text:s text:c="5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exo V - Portaria Conj. MDS/INSS nº 1, de 24.5.2011</dc:title>
    <dc:subject>BPC - Solicitação de Informações Sociais - SIS</dc:subject>
    <meta:keyword>BPC</meta:keyword>
    <meta:initial-creator>GMADI - MDS/INSS</meta:initial-creator>
    <meta:creation-date>2015-04-20T16:55:00</meta:creation-date>
    <dc:date>2019-02-12T03:20:12.442000000</dc:date>
    <meta:print-date>2006-01-16T06:05:00</meta:print-date>
    <meta:editing-cycles>11</meta:editing-cycles>
    <meta:editing-duration>PT44M51S</meta:editing-duration>
    <dc:creator>Douglas Rodrigues de Almeida</dc:creator>
    <meta:document-statistic meta:table-count="6" meta:image-count="1" meta:object-count="0" meta:page-count="2" meta:paragraph-count="53" meta:word-count="385" meta:character-count="2597" meta:non-whitespace-character-count="2225"/>
    <meta:generator>LibreOffice/6.2.0.3$Windows_X86_64 LibreOffice_project/98c6a8a1c6c7b144ce3cc729e34964b47ce25d62</meta:generator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